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5pt"/>
    </style:style>
    <style:style style:name="co2" style:family="table-column">
      <style:table-column-properties fo:break-before="auto" style:column-width="55.25pt"/>
    </style:style>
    <style:style style:name="co3" style:family="table-column">
      <style:table-column-properties fo:break-before="auto" style:column-width="44.65pt"/>
    </style:style>
    <style:style style:name="co4" style:family="table-column">
      <style:table-column-properties fo:break-before="auto" style:column-width="23.56pt"/>
    </style:style>
    <style:style style:name="co5" style:family="table-column">
      <style:table-column-properties fo:break-before="auto" style:column-width="25.99pt"/>
    </style:style>
    <style:style style:name="co6" style:family="table-column">
      <style:table-column-properties fo:break-before="auto" style:column-width="36.54pt"/>
    </style:style>
    <style:style style:name="co7" style:family="table-column">
      <style:table-column-properties fo:break-before="auto" style:column-width="49.55pt"/>
    </style:style>
    <style:style style:name="co8" style:family="table-column">
      <style:table-column-properties fo:break-before="auto" style:column-width="27.61pt"/>
    </style:style>
    <style:style style:name="co9" style:family="table-column">
      <style:table-column-properties fo:break-before="auto" style:column-width="26.79pt"/>
    </style:style>
    <style:style style:name="co10" style:family="table-column">
      <style:table-column-properties fo:break-before="auto" style:column-width="25.9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color="#ba131a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color="#21409a"/>
    </style:style>
    <style:style style:name="ce3" style:family="table-cell" style:parent-style-name="gray">
      <style:map style:condition="is-true-formula(MOD(ROW();2))" style:apply-style-name="gray" style:base-cell-address="'out-multiGWAS-scoresTable-best'.B4"/>
    </style:style>
    <style:style style:name="ce4" style:family="table-cell" style:parent-style-name="gray">
      <style:text-properties fo:color="#ed1c24"/>
      <style:map style:condition="is-true-formula(MOD(ROW();2))" style:apply-style-name="gray" style:base-cell-address="'out-multiGWAS-scoresTable-best'.B4"/>
    </style:style>
    <style:style style:name="ce5" style:family="table-cell" style:parent-style-name="gray">
      <style:map style:condition="is-true-formula(MOD(ROW();2))" style:apply-style-name="gray" style:base-cell-address="'out-multiGWAS-scoresTable-best'.B4"/>
    </style:style>
    <style:style style:name="ce6" style:family="table-cell" style:parent-style-name="gray">
      <style:text-properties fo:color="#ed1c24"/>
      <style:map style:condition="is-true-formula(MOD(ROW();2))" style:apply-style-name="gray" style:base-cell-address="'out-multiGWAS-scoresTable-best'.B4"/>
    </style:style>
    <style:style style:name="ce7" style:family="table-cell" style:parent-style-name="gray">
      <style:map style:condition="is-true-formula(MOD(ROW();2))" style:apply-style-name="gray" style:base-cell-address="'out-multiGWAS-scoresTable-best'.B4"/>
    </style:style>
    <style:style style:name="ce8" style:family="table-cell" style:parent-style-name="gray">
      <style:map style:condition="is-true-formula(MOD(ROW();2))" style:apply-style-name="gray" style:base-cell-address="'out-multiGWAS-scoresTable-best'.B4"/>
    </style:style>
    <style:style style:name="ce9" style:family="table-cell" style:parent-style-name="gray">
      <style:map style:condition="is-true-formula(MOD(ROW();2))" style:apply-style-name="gray" style:base-cell-address="'out-multiGWAS-scoresTable-best'.B4"/>
    </style:style>
    <style:style style:name="ce10" style:family="table-cell" style:parent-style-name="gray">
      <style:map style:condition="is-true-formula(MOD(ROW();2))" style:apply-style-name="gray" style:base-cell-address="'out-multiGWAS-scoresTable-best'.B4"/>
    </style:style>
    <style:style style:name="ce11" style:family="table-cell" style:parent-style-name="gray">
      <style:text-properties fo:color="#ed1c24"/>
      <style:map style:condition="is-true-formula(MOD(ROW();2))" style:apply-style-name="gray" style:base-cell-address="'out-multiGWAS-scoresTable-best'.B4"/>
    </style:style>
    <style:style style:name="ce12" style:family="table-cell" style:parent-style-name="gray">
      <style:text-properties fo:color="#ed1c24"/>
      <style:map style:condition="is-true-formula(MOD(ROW();2))" style:apply-style-name="gray" style:base-cell-address="'out-multiGWAS-scoresTable-best'.B4"/>
    </style:style>
    <style:style style:name="ce13" style:family="table-cell" style:parent-style-name="gray">
      <style:map style:condition="is-true-formula(MOD(ROW();2))" style:apply-style-name="gray" style:base-cell-address="'out-multiGWAS-scoresTable-best'.B4"/>
    </style:style>
    <style:style style:name="ce14" style:family="table-cell" style:parent-style-name="gray">
      <style:map style:condition="is-true-formula(MOD(ROW();2))" style:apply-style-name="gray" style:base-cell-address="'out-multiGWAS-scoresTable-best'.B4"/>
    </style:style>
    <style:style style:name="ce15" style:family="table-cell" style:parent-style-name="gray">
      <style:map style:condition="is-true-formula(MOD(ROW();2))" style:apply-style-name="gray" style:base-cell-address="'out-multiGWAS-scoresTable-best'.B4"/>
    </style:style>
    <style:style style:name="ce16" style:family="table-cell" style:parent-style-name="gray">
      <style:map style:condition="is-true-formula(MOD(ROW();2))" style:apply-style-name="gray" style:base-cell-address="'out-multiGWAS-scoresTable-best'.B4"/>
    </style:style>
    <style:style style:name="ce17" style:family="table-cell" style:parent-style-name="gray">
      <style:map style:condition="is-true-formula(MOD(ROW();2))" style:apply-style-name="gray" style:base-cell-address="'out-multiGWAS-scoresTable-best'.B4"/>
    </style:style>
    <style:style style:name="ce18" style:family="table-cell" style:parent-style-name="gray">
      <style:text-properties fo:color="#ed1c24"/>
      <style:map style:condition="is-true-formula(MOD(ROW();2))" style:apply-style-name="gray" style:base-cell-address="'out-multiGWAS-scoresTable-best'.B4"/>
    </style:style>
    <style:style style:name="ce19" style:family="table-cell" style:parent-style-name="gray">
      <style:text-properties fo:color="#ed1c24"/>
      <style:map style:condition="is-true-formula(MOD(ROW();2))" style:apply-style-name="gray" style:base-cell-address="'out-multiGWAS-scoresTable-best'.B4"/>
    </style:style>
    <style:style style:name="ce20" style:family="table-cell" style:parent-style-name="gray">
      <style:map style:condition="is-true-formula(MOD(ROW();2))" style:apply-style-name="gray" style:base-cell-address="'out-multiGWAS-scoresTable-best'.B4"/>
    </style:style>
    <style:style style:name="ce21" style:family="table-cell" style:parent-style-name="gray">
      <style:map style:condition="is-true-formula(MOD(ROW();2))" style:apply-style-name="gray" style:base-cell-address="'out-multiGWAS-scoresTable-best'.B4"/>
    </style:style>
    <style:style style:name="ce22" style:family="table-cell" style:parent-style-name="gray">
      <style:map style:condition="is-true-formula(MOD(ROW();2))" style:apply-style-name="gray" style:base-cell-address="'out-multiGWAS-scoresTable-best'.B4"/>
    </style:style>
    <style:style style:name="ce23" style:family="table-cell" style:parent-style-name="gray">
      <style:text-properties fo:color="#ed1c24"/>
      <style:map style:condition="is-true-formula(MOD(ROW();2))" style:apply-style-name="gray" style:base-cell-address="'out-multiGWAS-scoresTable-best'.B4"/>
    </style:style>
    <style:style style:name="ce24" style:family="table-cell" style:parent-style-name="gray">
      <style:table-cell-properties fo:border-bottom="0.06pt solid #000000" fo:border-left="none" fo:border-right="none" fo:border-top="none"/>
      <style:text-properties fo:color="#ed1c24"/>
      <style:map style:condition="is-true-formula(MOD(ROW();2))" style:apply-style-name="gray" style:base-cell-address="'out-multiGWAS-scoresTable-best'.B4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color="#ba131a"/>
    </style:style>
    <style:style style:name="ce2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color="#21409a"/>
    </style:style>
    <style:style style:name="ce28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29" style:family="table-cell" style:parent-style-name="gray" style:data-style-name="N2">
      <style:text-properties fo:color="#ed1c24"/>
      <style:map style:condition="is-true-formula(MOD(ROW();2))" style:apply-style-name="gray" style:base-cell-address="'out-multiGWAS-scoresTable-best'.B4"/>
    </style:style>
    <style:style style:name="ce30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31" style:family="table-cell" style:parent-style-name="gray" style:data-style-name="N2">
      <style:text-properties fo:color="#ed1c24"/>
      <style:map style:condition="is-true-formula(MOD(ROW();2))" style:apply-style-name="gray" style:base-cell-address="'out-multiGWAS-scoresTable-best'.B4"/>
    </style:style>
    <style:style style:name="ce32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33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34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35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36" style:family="table-cell" style:parent-style-name="gray" style:data-style-name="N2">
      <style:text-properties fo:color="#ed1c24"/>
      <style:map style:condition="is-true-formula(MOD(ROW();2))" style:apply-style-name="gray" style:base-cell-address="'out-multiGWAS-scoresTable-best'.B4"/>
    </style:style>
    <style:style style:name="ce37" style:family="table-cell" style:parent-style-name="gray" style:data-style-name="N2">
      <style:text-properties fo:color="#ed1c24"/>
      <style:map style:condition="is-true-formula(MOD(ROW();2))" style:apply-style-name="gray" style:base-cell-address="'out-multiGWAS-scoresTable-best'.B4"/>
    </style:style>
    <style:style style:name="ce38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39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40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41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42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43" style:family="table-cell" style:parent-style-name="gray" style:data-style-name="N2">
      <style:text-properties fo:color="#ed1c24"/>
      <style:map style:condition="is-true-formula(MOD(ROW();2))" style:apply-style-name="gray" style:base-cell-address="'out-multiGWAS-scoresTable-best'.B4"/>
    </style:style>
    <style:style style:name="ce44" style:family="table-cell" style:parent-style-name="gray" style:data-style-name="N2">
      <style:text-properties fo:color="#ed1c24"/>
      <style:map style:condition="is-true-formula(MOD(ROW();2))" style:apply-style-name="gray" style:base-cell-address="'out-multiGWAS-scoresTable-best'.B4"/>
    </style:style>
    <style:style style:name="ce45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46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47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48" style:family="table-cell" style:parent-style-name="gray" style:data-style-name="N2">
      <style:text-properties fo:color="#ed1c24"/>
      <style:map style:condition="is-true-formula(MOD(ROW();2))" style:apply-style-name="gray" style:base-cell-address="'out-multiGWAS-scoresTable-best'.B4"/>
    </style:style>
    <style:style style:name="ce49" style:family="table-cell" style:parent-style-name="gray" style:data-style-name="N2">
      <style:table-cell-properties fo:border-bottom="0.06pt solid #000000" fo:border-left="none" fo:border-right="none" fo:border-top="none"/>
      <style:text-properties fo:color="#ed1c24"/>
      <style:map style:condition="is-true-formula(MOD(ROW();2))" style:apply-style-name="gray" style:base-cell-address="'out-multiGWAS-scoresTable-best'.B4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gray">
      <style:map style:condition="is-true-formula(MOD(ROW();2))" style:apply-style-name="gray" style:base-cell-address="'out-multiGWAS-scoresTable-best'.B4"/>
    </style:style>
    <style:style style:name="ce52" style:family="table-cell" style:parent-style-name="gray">
      <style:text-properties fo:color="#ed1c24"/>
      <style:map style:condition="is-true-formula(MOD(ROW();2))" style:apply-style-name="gray" style:base-cell-address="'out-multiGWAS-scoresTable-best'.B4"/>
    </style:style>
    <style:style style:name="ce53" style:family="table-cell" style:parent-style-name="gray">
      <style:map style:condition="is-true-formula(MOD(ROW();2))" style:apply-style-name="gray" style:base-cell-address="'out-multiGWAS-scoresTable-best'.B4"/>
    </style:style>
    <style:style style:name="ce54" style:family="table-cell" style:parent-style-name="gray">
      <style:text-properties fo:color="#ed1c24"/>
      <style:map style:condition="is-true-formula(MOD(ROW();2))" style:apply-style-name="gray" style:base-cell-address="'out-multiGWAS-scoresTable-best'.B4"/>
    </style:style>
    <style:style style:name="ce55" style:family="table-cell" style:parent-style-name="gray">
      <style:map style:condition="is-true-formula(MOD(ROW();2))" style:apply-style-name="gray" style:base-cell-address="'out-multiGWAS-scoresTable-best'.B4"/>
    </style:style>
    <style:style style:name="ce56" style:family="table-cell" style:parent-style-name="gray">
      <style:map style:condition="is-true-formula(MOD(ROW();2))" style:apply-style-name="gray" style:base-cell-address="'out-multiGWAS-scoresTable-best'.B4"/>
    </style:style>
    <style:style style:name="ce57" style:family="table-cell" style:parent-style-name="gray">
      <style:map style:condition="is-true-formula(MOD(ROW();2))" style:apply-style-name="gray" style:base-cell-address="'out-multiGWAS-scoresTable-best'.B4"/>
    </style:style>
    <style:style style:name="ce58" style:family="table-cell" style:parent-style-name="gray">
      <style:map style:condition="is-true-formula(MOD(ROW();2))" style:apply-style-name="gray" style:base-cell-address="'out-multiGWAS-scoresTable-best'.B4"/>
    </style:style>
    <style:style style:name="ce59" style:family="table-cell" style:parent-style-name="gray">
      <style:text-properties fo:color="#ed1c24"/>
      <style:map style:condition="is-true-formula(MOD(ROW();2))" style:apply-style-name="gray" style:base-cell-address="'out-multiGWAS-scoresTable-best'.B4"/>
    </style:style>
    <style:style style:name="ce60" style:family="table-cell" style:parent-style-name="gray">
      <style:text-properties fo:color="#ed1c24"/>
      <style:map style:condition="is-true-formula(MOD(ROW();2))" style:apply-style-name="gray" style:base-cell-address="'out-multiGWAS-scoresTable-best'.B4"/>
    </style:style>
    <style:style style:name="ce61" style:family="table-cell" style:parent-style-name="gray">
      <style:map style:condition="is-true-formula(MOD(ROW();2))" style:apply-style-name="gray" style:base-cell-address="'out-multiGWAS-scoresTable-best'.B4"/>
    </style:style>
    <style:style style:name="ce62" style:family="table-cell" style:parent-style-name="gray">
      <style:map style:condition="is-true-formula(MOD(ROW();2))" style:apply-style-name="gray" style:base-cell-address="'out-multiGWAS-scoresTable-best'.B4"/>
    </style:style>
    <style:style style:name="ce63" style:family="table-cell" style:parent-style-name="gray">
      <style:map style:condition="is-true-formula(MOD(ROW();2))" style:apply-style-name="gray" style:base-cell-address="'out-multiGWAS-scoresTable-best'.B4"/>
    </style:style>
    <style:style style:name="ce64" style:family="table-cell" style:parent-style-name="gray">
      <style:map style:condition="is-true-formula(MOD(ROW();2))" style:apply-style-name="gray" style:base-cell-address="'out-multiGWAS-scoresTable-best'.B4"/>
    </style:style>
    <style:style style:name="ce65" style:family="table-cell" style:parent-style-name="gray">
      <style:map style:condition="is-true-formula(MOD(ROW();2))" style:apply-style-name="gray" style:base-cell-address="'out-multiGWAS-scoresTable-best'.B4"/>
    </style:style>
    <style:style style:name="ce66" style:family="table-cell" style:parent-style-name="gray">
      <style:text-properties fo:color="#ed1c24"/>
      <style:map style:condition="is-true-formula(MOD(ROW();2))" style:apply-style-name="gray" style:base-cell-address="'out-multiGWAS-scoresTable-best'.B4"/>
    </style:style>
    <style:style style:name="ce67" style:family="table-cell" style:parent-style-name="gray">
      <style:text-properties fo:color="#ed1c24"/>
      <style:map style:condition="is-true-formula(MOD(ROW();2))" style:apply-style-name="gray" style:base-cell-address="'out-multiGWAS-scoresTable-best'.B4"/>
    </style:style>
    <style:style style:name="ce68" style:family="table-cell" style:parent-style-name="gray">
      <style:map style:condition="is-true-formula(MOD(ROW();2))" style:apply-style-name="gray" style:base-cell-address="'out-multiGWAS-scoresTable-best'.B4"/>
    </style:style>
    <style:style style:name="ce69" style:family="table-cell" style:parent-style-name="gray">
      <style:map style:condition="is-true-formula(MOD(ROW();2))" style:apply-style-name="gray" style:base-cell-address="'out-multiGWAS-scoresTable-best'.B4"/>
    </style:style>
    <style:style style:name="ce70" style:family="table-cell" style:parent-style-name="gray">
      <style:map style:condition="is-true-formula(MOD(ROW();2))" style:apply-style-name="gray" style:base-cell-address="'out-multiGWAS-scoresTable-best'.B4"/>
    </style:style>
    <style:style style:name="ce71" style:family="table-cell" style:parent-style-name="gray">
      <style:text-properties fo:color="#ed1c24"/>
      <style:map style:condition="is-true-formula(MOD(ROW();2))" style:apply-style-name="gray" style:base-cell-address="'out-multiGWAS-scoresTable-best'.B4"/>
    </style:style>
    <style:style style:name="ce72" style:family="table-cell" style:parent-style-name="gray">
      <style:table-cell-properties fo:border-bottom="0.06pt solid #000000" fo:border-left="none" fo:border-right="none" fo:border-top="none"/>
      <style:text-properties fo:color="#ed1c24"/>
      <style:map style:condition="is-true-formula(MOD(ROW();2))" style:apply-style-name="gray" style:base-cell-address="'out-multiGWAS-scoresTable-best'.B4"/>
    </style:style>
    <style:style style:name="ce73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color="#ba131a"/>
    </style:style>
    <style:style style:name="ce74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color="#21409a"/>
    </style:style>
    <style:style style:name="ce75" style:family="table-cell" style:parent-style-name="gray" style:data-style-name="N122">
      <style:map style:condition="is-true-formula(MOD(ROW();2))" style:apply-style-name="gray" style:base-cell-address="'out-multiGWAS-scoresTable-best'.B4"/>
    </style:style>
    <style:style style:name="ce76" style:family="table-cell" style:parent-style-name="gray" style:data-style-name="N122">
      <style:text-properties fo:color="#ed1c24"/>
      <style:map style:condition="is-true-formula(MOD(ROW();2))" style:apply-style-name="gray" style:base-cell-address="'out-multiGWAS-scoresTable-best'.B4"/>
    </style:style>
    <style:style style:name="ce77" style:family="table-cell" style:parent-style-name="gray" style:data-style-name="N122">
      <style:map style:condition="is-true-formula(MOD(ROW();2))" style:apply-style-name="gray" style:base-cell-address="'out-multiGWAS-scoresTable-best'.B4"/>
    </style:style>
    <style:style style:name="ce78" style:family="table-cell" style:parent-style-name="gray" style:data-style-name="N122">
      <style:text-properties fo:color="#ed1c24"/>
      <style:map style:condition="is-true-formula(MOD(ROW();2))" style:apply-style-name="gray" style:base-cell-address="'out-multiGWAS-scoresTable-best'.B4"/>
    </style:style>
    <style:style style:name="ce79" style:family="table-cell" style:parent-style-name="gray" style:data-style-name="N122">
      <style:map style:condition="is-true-formula(MOD(ROW();2))" style:apply-style-name="gray" style:base-cell-address="'out-multiGWAS-scoresTable-best'.B4"/>
    </style:style>
    <style:style style:name="ce80" style:family="table-cell" style:parent-style-name="gray" style:data-style-name="N122">
      <style:map style:condition="is-true-formula(MOD(ROW();2))" style:apply-style-name="gray" style:base-cell-address="'out-multiGWAS-scoresTable-best'.B4"/>
    </style:style>
    <style:style style:name="ce81" style:family="table-cell" style:parent-style-name="gray" style:data-style-name="N122">
      <style:map style:condition="is-true-formula(MOD(ROW();2))" style:apply-style-name="gray" style:base-cell-address="'out-multiGWAS-scoresTable-best'.B4"/>
    </style:style>
    <style:style style:name="ce82" style:family="table-cell" style:parent-style-name="gray" style:data-style-name="N122">
      <style:map style:condition="is-true-formula(MOD(ROW();2))" style:apply-style-name="gray" style:base-cell-address="'out-multiGWAS-scoresTable-best'.B4"/>
    </style:style>
    <style:style style:name="ce83" style:family="table-cell" style:parent-style-name="gray" style:data-style-name="N122">
      <style:text-properties fo:color="#ed1c24"/>
      <style:map style:condition="is-true-formula(MOD(ROW();2))" style:apply-style-name="gray" style:base-cell-address="'out-multiGWAS-scoresTable-best'.B4"/>
    </style:style>
    <style:style style:name="ce84" style:family="table-cell" style:parent-style-name="gray" style:data-style-name="N122">
      <style:text-properties fo:color="#ed1c24"/>
      <style:map style:condition="is-true-formula(MOD(ROW();2))" style:apply-style-name="gray" style:base-cell-address="'out-multiGWAS-scoresTable-best'.B4"/>
    </style:style>
    <style:style style:name="ce85" style:family="table-cell" style:parent-style-name="gray" style:data-style-name="N122">
      <style:map style:condition="is-true-formula(MOD(ROW();2))" style:apply-style-name="gray" style:base-cell-address="'out-multiGWAS-scoresTable-best'.B4"/>
    </style:style>
    <style:style style:name="ce86" style:family="table-cell" style:parent-style-name="gray" style:data-style-name="N122">
      <style:map style:condition="is-true-formula(MOD(ROW();2))" style:apply-style-name="gray" style:base-cell-address="'out-multiGWAS-scoresTable-best'.B4"/>
    </style:style>
    <style:style style:name="ce87" style:family="table-cell" style:parent-style-name="gray" style:data-style-name="N122">
      <style:map style:condition="is-true-formula(MOD(ROW();2))" style:apply-style-name="gray" style:base-cell-address="'out-multiGWAS-scoresTable-best'.B4"/>
    </style:style>
    <style:style style:name="ce88" style:family="table-cell" style:parent-style-name="gray" style:data-style-name="N122">
      <style:map style:condition="is-true-formula(MOD(ROW();2))" style:apply-style-name="gray" style:base-cell-address="'out-multiGWAS-scoresTable-best'.B4"/>
    </style:style>
    <style:style style:name="ce89" style:family="table-cell" style:parent-style-name="gray" style:data-style-name="N122">
      <style:map style:condition="is-true-formula(MOD(ROW();2))" style:apply-style-name="gray" style:base-cell-address="'out-multiGWAS-scoresTable-best'.B4"/>
    </style:style>
    <style:style style:name="ce90" style:family="table-cell" style:parent-style-name="gray" style:data-style-name="N122">
      <style:text-properties fo:color="#ed1c24"/>
      <style:map style:condition="is-true-formula(MOD(ROW();2))" style:apply-style-name="gray" style:base-cell-address="'out-multiGWAS-scoresTable-best'.B4"/>
    </style:style>
    <style:style style:name="ce91" style:family="table-cell" style:parent-style-name="gray" style:data-style-name="N122">
      <style:text-properties fo:color="#ed1c24"/>
      <style:map style:condition="is-true-formula(MOD(ROW();2))" style:apply-style-name="gray" style:base-cell-address="'out-multiGWAS-scoresTable-best'.B4"/>
    </style:style>
    <style:style style:name="ce92" style:family="table-cell" style:parent-style-name="gray" style:data-style-name="N122">
      <style:map style:condition="is-true-formula(MOD(ROW();2))" style:apply-style-name="gray" style:base-cell-address="'out-multiGWAS-scoresTable-best'.B4"/>
    </style:style>
    <style:style style:name="ce93" style:family="table-cell" style:parent-style-name="gray" style:data-style-name="N122">
      <style:map style:condition="is-true-formula(MOD(ROW();2))" style:apply-style-name="gray" style:base-cell-address="'out-multiGWAS-scoresTable-best'.B4"/>
    </style:style>
    <style:style style:name="ce94" style:family="table-cell" style:parent-style-name="gray" style:data-style-name="N122">
      <style:map style:condition="is-true-formula(MOD(ROW();2))" style:apply-style-name="gray" style:base-cell-address="'out-multiGWAS-scoresTable-best'.B4"/>
    </style:style>
    <style:style style:name="ce95" style:family="table-cell" style:parent-style-name="gray" style:data-style-name="N122">
      <style:text-properties fo:color="#ed1c24"/>
      <style:map style:condition="is-true-formula(MOD(ROW();2))" style:apply-style-name="gray" style:base-cell-address="'out-multiGWAS-scoresTable-best'.B4"/>
    </style:style>
    <style:style style:name="ce96" style:family="table-cell" style:parent-style-name="gray" style:data-style-name="N122">
      <style:table-cell-properties fo:border-bottom="0.06pt solid #000000" fo:border-left="none" fo:border-right="none" fo:border-top="none"/>
      <style:text-properties fo:color="#ed1c24"/>
      <style:map style:condition="is-true-formula(MOD(ROW();2))" style:apply-style-name="gray" style:base-cell-address="'out-multiGWAS-scoresTable-best'.B4"/>
    </style:style>
    <style:style style:name="ce97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98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99" style:family="table-cell" style:parent-style-name="gray" style:data-style-name="N2">
      <style:text-properties fo:color="#ed1c24"/>
      <style:map style:condition="is-true-formula(MOD(ROW();2))" style:apply-style-name="gray" style:base-cell-address="'out-multiGWAS-scoresTable-best'.B4"/>
    </style:style>
    <style:style style:name="ce100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101" style:family="table-cell" style:parent-style-name="gray" style:data-style-name="N2">
      <style:text-properties fo:color="#ed1c24"/>
      <style:map style:condition="is-true-formula(MOD(ROW();2))" style:apply-style-name="gray" style:base-cell-address="'out-multiGWAS-scoresTable-best'.B4"/>
    </style:style>
    <style:style style:name="ce102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103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104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105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106" style:family="table-cell" style:parent-style-name="gray" style:data-style-name="N2">
      <style:text-properties fo:color="#ed1c24"/>
      <style:map style:condition="is-true-formula(MOD(ROW();2))" style:apply-style-name="gray" style:base-cell-address="'out-multiGWAS-scoresTable-best'.B4"/>
    </style:style>
    <style:style style:name="ce107" style:family="table-cell" style:parent-style-name="gray" style:data-style-name="N2">
      <style:text-properties fo:color="#ed1c24"/>
      <style:map style:condition="is-true-formula(MOD(ROW();2))" style:apply-style-name="gray" style:base-cell-address="'out-multiGWAS-scoresTable-best'.B4"/>
    </style:style>
    <style:style style:name="ce108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109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110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111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112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113" style:family="table-cell" style:parent-style-name="gray" style:data-style-name="N2">
      <style:text-properties fo:color="#ed1c24"/>
      <style:map style:condition="is-true-formula(MOD(ROW();2))" style:apply-style-name="gray" style:base-cell-address="'out-multiGWAS-scoresTable-best'.B4"/>
    </style:style>
    <style:style style:name="ce114" style:family="table-cell" style:parent-style-name="gray" style:data-style-name="N2">
      <style:text-properties fo:color="#ed1c24"/>
      <style:map style:condition="is-true-formula(MOD(ROW();2))" style:apply-style-name="gray" style:base-cell-address="'out-multiGWAS-scoresTable-best'.B4"/>
    </style:style>
    <style:style style:name="ce115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116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117" style:family="table-cell" style:parent-style-name="gray" style:data-style-name="N2">
      <style:map style:condition="is-true-formula(MOD(ROW();2))" style:apply-style-name="gray" style:base-cell-address="'out-multiGWAS-scoresTable-best'.B4"/>
    </style:style>
    <style:style style:name="ce118" style:family="table-cell" style:parent-style-name="gray" style:data-style-name="N2">
      <style:text-properties fo:color="#ed1c24"/>
      <style:map style:condition="is-true-formula(MOD(ROW();2))" style:apply-style-name="gray" style:base-cell-address="'out-multiGWAS-scoresTable-best'.B4"/>
    </style:style>
    <style:style style:name="ce119" style:family="table-cell" style:parent-style-name="gray" style:data-style-name="N2">
      <style:table-cell-properties fo:border-bottom="0.06pt solid #000000" fo:border-left="none" fo:border-right="none" fo:border-top="none"/>
      <style:text-properties fo:color="#ed1c24"/>
      <style:map style:condition="is-true-formula(MOD(ROW();2))" style:apply-style-name="gray" style:base-cell-address="'out-multiGWAS-scoresTable-best'.B4"/>
    </style:style>
    <style:style style:name="ce120" style:family="table-cell" style:parent-style-name="gray" style:data-style-name="N100">
      <style:map style:condition="is-true-formula(MOD(ROW();2))" style:apply-style-name="gray" style:base-cell-address="'out-multiGWAS-scoresTable-best'.B4"/>
    </style:style>
    <style:style style:name="ce121" style:family="table-cell" style:parent-style-name="gray" style:data-style-name="N100">
      <style:text-properties fo:color="#ed1c24"/>
      <style:map style:condition="is-true-formula(MOD(ROW();2))" style:apply-style-name="gray" style:base-cell-address="'out-multiGWAS-scoresTable-best'.B4"/>
    </style:style>
    <style:style style:name="ce122" style:family="table-cell" style:parent-style-name="gray" style:data-style-name="N100">
      <style:map style:condition="is-true-formula(MOD(ROW();2))" style:apply-style-name="gray" style:base-cell-address="'out-multiGWAS-scoresTable-best'.B4"/>
    </style:style>
    <style:style style:name="ce123" style:family="table-cell" style:parent-style-name="gray" style:data-style-name="N100">
      <style:text-properties fo:color="#ed1c24"/>
      <style:map style:condition="is-true-formula(MOD(ROW();2))" style:apply-style-name="gray" style:base-cell-address="'out-multiGWAS-scoresTable-best'.B4"/>
    </style:style>
    <style:style style:name="ce124" style:family="table-cell" style:parent-style-name="gray" style:data-style-name="N100">
      <style:map style:condition="is-true-formula(MOD(ROW();2))" style:apply-style-name="gray" style:base-cell-address="'out-multiGWAS-scoresTable-best'.B4"/>
    </style:style>
    <style:style style:name="ce125" style:family="table-cell" style:parent-style-name="gray" style:data-style-name="N100">
      <style:map style:condition="is-true-formula(MOD(ROW();2))" style:apply-style-name="gray" style:base-cell-address="'out-multiGWAS-scoresTable-best'.B4"/>
    </style:style>
    <style:style style:name="ce126" style:family="table-cell" style:parent-style-name="gray" style:data-style-name="N100">
      <style:map style:condition="is-true-formula(MOD(ROW();2))" style:apply-style-name="gray" style:base-cell-address="'out-multiGWAS-scoresTable-best'.B4"/>
    </style:style>
    <style:style style:name="ce127" style:family="table-cell" style:parent-style-name="gray" style:data-style-name="N100">
      <style:map style:condition="is-true-formula(MOD(ROW();2))" style:apply-style-name="gray" style:base-cell-address="'out-multiGWAS-scoresTable-best'.B4"/>
    </style:style>
    <style:style style:name="ce128" style:family="table-cell" style:parent-style-name="gray" style:data-style-name="N100">
      <style:text-properties fo:color="#ed1c24"/>
      <style:map style:condition="is-true-formula(MOD(ROW();2))" style:apply-style-name="gray" style:base-cell-address="'out-multiGWAS-scoresTable-best'.B4"/>
    </style:style>
    <style:style style:name="ce129" style:family="table-cell" style:parent-style-name="gray" style:data-style-name="N100">
      <style:text-properties fo:color="#ed1c24"/>
      <style:map style:condition="is-true-formula(MOD(ROW();2))" style:apply-style-name="gray" style:base-cell-address="'out-multiGWAS-scoresTable-best'.B4"/>
    </style:style>
    <style:style style:name="ce130" style:family="table-cell" style:parent-style-name="gray" style:data-style-name="N100">
      <style:map style:condition="is-true-formula(MOD(ROW();2))" style:apply-style-name="gray" style:base-cell-address="'out-multiGWAS-scoresTable-best'.B4"/>
    </style:style>
    <style:style style:name="ce131" style:family="table-cell" style:parent-style-name="gray" style:data-style-name="N100">
      <style:map style:condition="is-true-formula(MOD(ROW();2))" style:apply-style-name="gray" style:base-cell-address="'out-multiGWAS-scoresTable-best'.B4"/>
    </style:style>
    <style:style style:name="ce132" style:family="table-cell" style:parent-style-name="gray" style:data-style-name="N100">
      <style:map style:condition="is-true-formula(MOD(ROW();2))" style:apply-style-name="gray" style:base-cell-address="'out-multiGWAS-scoresTable-best'.B4"/>
    </style:style>
    <style:style style:name="ce133" style:family="table-cell" style:parent-style-name="gray" style:data-style-name="N100">
      <style:map style:condition="is-true-formula(MOD(ROW();2))" style:apply-style-name="gray" style:base-cell-address="'out-multiGWAS-scoresTable-best'.B4"/>
    </style:style>
    <style:style style:name="ce134" style:family="table-cell" style:parent-style-name="gray" style:data-style-name="N100">
      <style:map style:condition="is-true-formula(MOD(ROW();2))" style:apply-style-name="gray" style:base-cell-address="'out-multiGWAS-scoresTable-best'.B4"/>
    </style:style>
    <style:style style:name="ce135" style:family="table-cell" style:parent-style-name="gray" style:data-style-name="N100">
      <style:text-properties fo:color="#ed1c24"/>
      <style:map style:condition="is-true-formula(MOD(ROW();2))" style:apply-style-name="gray" style:base-cell-address="'out-multiGWAS-scoresTable-best'.B4"/>
    </style:style>
    <style:style style:name="ce136" style:family="table-cell" style:parent-style-name="gray" style:data-style-name="N100">
      <style:text-properties fo:color="#ed1c24"/>
      <style:map style:condition="is-true-formula(MOD(ROW();2))" style:apply-style-name="gray" style:base-cell-address="'out-multiGWAS-scoresTable-best'.B4"/>
    </style:style>
    <style:style style:name="ce137" style:family="table-cell" style:parent-style-name="gray" style:data-style-name="N100">
      <style:map style:condition="is-true-formula(MOD(ROW();2))" style:apply-style-name="gray" style:base-cell-address="'out-multiGWAS-scoresTable-best'.B4"/>
    </style:style>
    <style:style style:name="ce138" style:family="table-cell" style:parent-style-name="gray" style:data-style-name="N100">
      <style:map style:condition="is-true-formula(MOD(ROW();2))" style:apply-style-name="gray" style:base-cell-address="'out-multiGWAS-scoresTable-best'.B4"/>
    </style:style>
    <style:style style:name="ce139" style:family="table-cell" style:parent-style-name="gray" style:data-style-name="N100">
      <style:text-properties fo:color="#ed1c24"/>
      <style:map style:condition="is-true-formula(MOD(ROW();2))" style:apply-style-name="gray" style:base-cell-address="'out-multiGWAS-scoresTable-best'.B4"/>
    </style:style>
    <style:style style:name="ce140" style:family="table-cell" style:parent-style-name="gray" style:data-style-name="N100">
      <style:table-cell-properties fo:border-bottom="0.06pt solid #000000" fo:border-left="none" fo:border-right="none" fo:border-top="none"/>
      <style:text-properties fo:color="#ed1c24"/>
      <style:map style:condition="is-true-formula(MOD(ROW();2))" style:apply-style-name="gray" style:base-cell-address="'out-multiGWAS-scoresTable-best'.B4"/>
    </style:style>
  </office:automatic-styles>
  <office:body>
    <office:spreadsheet>
      <table:calculation-settings table:automatic-find-labels="false" table:use-regular-expressions="false" table:use-wildcards="true"/>
      <table:table table:name="out-multiGWAS-scoresTable-best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50"/>
        <table:table-column table:style-name="co2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97"/>
        <table:table-column table:style-name="co8" table:default-cell-style-name="ce50"/>
        <table:table-column table:style-name="co9" table:default-cell-style-name="ce50"/>
        <table:table-column table:style-name="co10" table:default-cell-style-name="ce25"/>
        <table:table-column table:style-name="co11" table:number-columns-repeated="5" table:default-cell-style-name="Default"/>
        <table:table-row table:style-name="ro1">
          <table:table-cell/>
          <table:table-cell table:style-name="ce1" table:number-columns-repeated="2"/>
          <table:table-cell table:style-name="ce26"/>
          <table:table-cell table:style-name="ce1" table:number-columns-repeated="3"/>
          <table:table-cell table:style-name="ce73"/>
          <table:table-cell table:style-name="ce26" table:number-columns-repeated="2"/>
          <table:table-cell table:style-name="ce1"/>
          <table:table-cell table:number-columns-repeated="4"/>
          <table:table-cell table:style-name="ce25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MODEL</text:p>
          </table:table-cell>
          <table:table-cell table:style-name="ce27" office:value-type="string" calcext:value-type="string">
            <text:p>GC</text:p>
          </table:table-cell>
          <table:table-cell table:style-name="ce2" office:value-type="string" calcext:value-type="string">
            <text:p>SNP</text:p>
          </table:table-cell>
          <table:table-cell table:style-name="ce2" office:value-type="string" calcext:value-type="string">
            <text:p>CHR</text:p>
          </table:table-cell>
          <table:table-cell table:style-name="ce2" office:value-type="string" calcext:value-type="string">
            <text:p>POS</text:p>
          </table:table-cell>
          <table:table-cell table:style-name="ce74" office:value-type="string" calcext:value-type="string">
            <text:p>PVALUE</text:p>
          </table:table-cell>
          <table:table-cell table:style-name="ce27" office:value-type="string" calcext:value-type="string">
            <text:p>SCR</text:p>
          </table:table-cell>
          <table:table-cell table:style-name="ce27" office:value-type="string" calcext:value-type="string">
            <text:p>THR</text:p>
          </table:table-cell>
          <table:table-cell table:style-name="ce2" office:value-type="string" calcext:value-type="string">
            <text:p>SGN</text:p>
          </table:table-cell>
          <table:table-cell table:number-columns-repeated="4"/>
          <table:table-cell table:style-name="ce25"/>
        </table:table-row>
        <table:table-row table:style-name="ro2">
          <table:table-cell/>
          <table:table-cell table:style-name="ce3" office:value-type="string" calcext:value-type="string">
            <text:p>GWASpoly</text:p>
          </table:table-cell>
          <table:table-cell table:style-name="ce3" office:value-type="string" calcext:value-type="string">
            <text:p>additive</text:p>
          </table:table-cell>
          <table:table-cell table:style-name="ce28" office:value-type="float" office:value="0.961" calcext:value-type="float">
            <text:p>0.96</text:p>
          </table:table-cell>
          <table:table-cell table:style-name="ce51" office:value-type="string" calcext:value-type="string">
            <text:p>c2_25471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48808" calcext:value-type="float">
            <text:p>48808</text:p>
          </table:table-cell>
          <table:table-cell table:style-name="ce75" office:value-type="float" office:value="0.000002" calcext:value-type="float">
            <text:p>0.000002</text:p>
          </table:table-cell>
          <table:table-cell table:style-name="ce98" office:value-type="float" office:value="5.67" calcext:value-type="float">
            <text:p>5.67</text:p>
          </table:table-cell>
          <table:table-cell table:style-name="ce98" office:value-type="float" office:value="4.5" calcext:value-type="float">
            <text:p>4.50</text:p>
          </table:table-cell>
          <table:table-cell table:style-name="ce120" office:value-type="string" calcext:value-type="string">
            <text:p>T</text:p>
          </table:table-cell>
          <table:table-cell table:number-columns-repeated="4"/>
          <table:table-cell table:style-name="ce25"/>
        </table:table-row>
        <table:table-row table:style-name="ro2">
          <table:table-cell/>
          <table:table-cell table:style-name="ce4" office:value-type="string" calcext:value-type="string">
            <text:p>GWASpoly</text:p>
          </table:table-cell>
          <table:table-cell table:style-name="ce4" office:value-type="string" calcext:value-type="string">
            <text:p>additive</text:p>
          </table:table-cell>
          <table:table-cell table:style-name="ce29" office:value-type="float" office:value="0.961" calcext:value-type="float">
            <text:p>0.96</text:p>
          </table:table-cell>
          <table:table-cell table:style-name="ce52" office:value-type="string" calcext:value-type="string">
            <text:p>c2_456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8203" calcext:value-type="float">
            <text:p>48203</text:p>
          </table:table-cell>
          <table:table-cell table:style-name="ce76" office:value-type="float" office:value="0.000003" calcext:value-type="float">
            <text:p>0.000003</text:p>
          </table:table-cell>
          <table:table-cell table:style-name="ce99" office:value-type="float" office:value="5.51" calcext:value-type="float">
            <text:p>5.51</text:p>
          </table:table-cell>
          <table:table-cell table:style-name="ce99" office:value-type="float" office:value="4.5" calcext:value-type="float">
            <text:p>4.50</text:p>
          </table:table-cell>
          <table:table-cell table:style-name="ce121" office:value-type="string" calcext:value-type="string">
            <text:p>T</text:p>
          </table:table-cell>
          <table:table-cell table:number-columns-repeated="4"/>
          <table:table-cell table:style-name="ce25"/>
        </table:table-row>
        <table:table-row table:style-name="ro2">
          <table:table-cell/>
          <table:table-cell table:style-name="ce5" office:value-type="string" calcext:value-type="string">
            <text:p>GWASpoly</text:p>
          </table:table-cell>
          <table:table-cell table:style-name="ce5" office:value-type="string" calcext:value-type="string">
            <text:p>additive</text:p>
          </table:table-cell>
          <table:table-cell table:style-name="ce30" office:value-type="float" office:value="0.961" calcext:value-type="float">
            <text:p>0.96</text:p>
          </table:table-cell>
          <table:table-cell table:style-name="ce53" office:value-type="string" calcext:value-type="string">
            <text:p>c1_801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48863" calcext:value-type="float">
            <text:p>48863</text:p>
          </table:table-cell>
          <table:table-cell table:style-name="ce77" office:value-type="float" office:value="0.000005" calcext:value-type="float">
            <text:p>0.000005</text:p>
          </table:table-cell>
          <table:table-cell table:style-name="ce100" office:value-type="float" office:value="5.27" calcext:value-type="float">
            <text:p>5.27</text:p>
          </table:table-cell>
          <table:table-cell table:style-name="ce100" office:value-type="float" office:value="4.5" calcext:value-type="float">
            <text:p>4.50</text:p>
          </table:table-cell>
          <table:table-cell table:style-name="ce122" office:value-type="string" calcext:value-type="string">
            <text:p>T</text:p>
          </table:table-cell>
          <table:table-cell table:number-columns-repeated="4"/>
          <table:table-cell table:style-name="ce25"/>
        </table:table-row>
        <table:table-row table:style-name="ro2">
          <table:table-cell/>
          <table:table-cell table:style-name="ce6" office:value-type="string" calcext:value-type="string">
            <text:p>GWASpoly</text:p>
          </table:table-cell>
          <table:table-cell table:style-name="ce6" office:value-type="string" calcext:value-type="string">
            <text:p>additive</text:p>
          </table:table-cell>
          <table:table-cell table:style-name="ce31" office:value-type="float" office:value="0.961" calcext:value-type="float">
            <text:p>0.96</text:p>
          </table:table-cell>
          <table:table-cell table:style-name="ce54" office:value-type="string" calcext:value-type="string">
            <text:p>c2_45606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48218" calcext:value-type="float">
            <text:p>48218</text:p>
          </table:table-cell>
          <table:table-cell table:style-name="ce78" office:value-type="float" office:value="0.000021" calcext:value-type="float">
            <text:p>0.000021</text:p>
          </table:table-cell>
          <table:table-cell table:style-name="ce101" office:value-type="float" office:value="4.68" calcext:value-type="float">
            <text:p>4.68</text:p>
          </table:table-cell>
          <table:table-cell table:style-name="ce101" office:value-type="float" office:value="4.5" calcext:value-type="float">
            <text:p>4.50</text:p>
          </table:table-cell>
          <table:table-cell table:style-name="ce123" office:value-type="string" calcext:value-type="string">
            <text:p>T</text:p>
          </table:table-cell>
          <table:table-cell table:number-columns-repeated="4"/>
          <table:table-cell table:style-name="ce25"/>
        </table:table-row>
        <table:table-row table:style-name="ro1">
          <table:table-cell/>
          <table:table-cell table:style-name="ce7" office:value-type="string" calcext:value-type="string">
            <text:p>GWASpoly</text:p>
          </table:table-cell>
          <table:table-cell table:style-name="ce7" office:value-type="string" calcext:value-type="string">
            <text:p>additive</text:p>
          </table:table-cell>
          <table:table-cell table:style-name="ce32" office:value-type="float" office:value="0.961" calcext:value-type="float">
            <text:p>0.96</text:p>
          </table:table-cell>
          <table:table-cell table:style-name="ce55" office:value-type="string" calcext:value-type="string">
            <text:p>c2_22188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40777" calcext:value-type="float">
            <text:p>40777</text:p>
          </table:table-cell>
          <table:table-cell table:style-name="ce79" office:value-type="float" office:value="0.00005" calcext:value-type="float">
            <text:p>0.000050</text:p>
          </table:table-cell>
          <table:table-cell table:style-name="ce102" office:value-type="float" office:value="4.3" calcext:value-type="float">
            <text:p>4.30</text:p>
          </table:table-cell>
          <table:table-cell table:style-name="ce102" office:value-type="float" office:value="4.5" calcext:value-type="float">
            <text:p>4.50</text:p>
          </table:table-cell>
          <table:table-cell table:style-name="ce124" office:value-type="string" calcext:value-type="string">
            <text:p>F</text:p>
          </table:table-cell>
          <table:table-cell table:number-columns-repeated="4"/>
          <table:table-cell table:style-name="ce25"/>
        </table:table-row>
        <table:table-row table:style-name="ro1">
          <table:table-cell/>
          <table:table-cell table:style-name="ce7" office:value-type="string" calcext:value-type="string">
            <text:p>GWASpoly</text:p>
          </table:table-cell>
          <table:table-cell table:style-name="ce7" office:value-type="string" calcext:value-type="string">
            <text:p>additive</text:p>
          </table:table-cell>
          <table:table-cell table:style-name="ce32" office:value-type="float" office:value="0.961" calcext:value-type="float">
            <text:p>0.96</text:p>
          </table:table-cell>
          <table:table-cell table:style-name="ce55" office:value-type="string" calcext:value-type="string">
            <text:p>c2_549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6527" calcext:value-type="float">
            <text:p>16527</text:p>
          </table:table-cell>
          <table:table-cell table:style-name="ce79" office:value-type="float" office:value="0.000589" calcext:value-type="float">
            <text:p>0.000589</text:p>
          </table:table-cell>
          <table:table-cell table:style-name="ce102" office:value-type="float" office:value="3.23" calcext:value-type="float">
            <text:p>3.23</text:p>
          </table:table-cell>
          <table:table-cell table:style-name="ce102" office:value-type="float" office:value="4.5" calcext:value-type="float">
            <text:p>4.50</text:p>
          </table:table-cell>
          <table:table-cell table:style-name="ce124" office:value-type="string" calcext:value-type="string">
            <text:p>F</text:p>
          </table:table-cell>
          <table:table-cell table:number-columns-repeated="4"/>
          <table:table-cell table:style-name="ce25"/>
        </table:table-row>
        <table:table-row table:style-name="ro2">
          <table:table-cell/>
          <table:table-cell table:style-name="ce8" office:value-type="string" calcext:value-type="string">
            <text:p>GWASpoly</text:p>
          </table:table-cell>
          <table:table-cell table:style-name="ce8" office:value-type="string" calcext:value-type="string">
            <text:p>additive</text:p>
          </table:table-cell>
          <table:table-cell table:style-name="ce33" office:value-type="float" office:value="0.961" calcext:value-type="float">
            <text:p>0.96</text:p>
          </table:table-cell>
          <table:table-cell table:style-name="ce56" office:value-type="string" calcext:value-type="string">
            <text:p>c1_802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48862" calcext:value-type="float">
            <text:p>48862</text:p>
          </table:table-cell>
          <table:table-cell table:style-name="ce80" office:value-type="float" office:value="0.000589" calcext:value-type="float">
            <text:p>0.000589</text:p>
          </table:table-cell>
          <table:table-cell table:style-name="ce103" office:value-type="float" office:value="3.23" calcext:value-type="float">
            <text:p>3.23</text:p>
          </table:table-cell>
          <table:table-cell table:style-name="ce103" office:value-type="float" office:value="4.5" calcext:value-type="float">
            <text:p>4.50</text:p>
          </table:table-cell>
          <table:table-cell table:style-name="ce125" office:value-type="string" calcext:value-type="string">
            <text:p>F</text:p>
          </table:table-cell>
          <table:table-cell table:number-columns-repeated="4"/>
          <table:table-cell table:style-name="ce25"/>
        </table:table-row>
        <table:table-row table:style-name="ro1">
          <table:table-cell/>
          <table:table-cell table:style-name="ce7" office:value-type="string" calcext:value-type="string">
            <text:p>GWASpoly</text:p>
          </table:table-cell>
          <table:table-cell table:style-name="ce7" office:value-type="string" calcext:value-type="string">
            <text:p>additive</text:p>
          </table:table-cell>
          <table:table-cell table:style-name="ce32" office:value-type="float" office:value="0.961" calcext:value-type="float">
            <text:p>0.96</text:p>
          </table:table-cell>
          <table:table-cell table:style-name="ce55" office:value-type="string" calcext:value-type="string">
            <text:p>c1_32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56519" calcext:value-type="float">
            <text:p>56519</text:p>
          </table:table-cell>
          <table:table-cell table:style-name="ce79" office:value-type="float" office:value="0.001514" calcext:value-type="float">
            <text:p>0.001514</text:p>
          </table:table-cell>
          <table:table-cell table:style-name="ce102" office:value-type="float" office:value="2.82" calcext:value-type="float">
            <text:p>2.82</text:p>
          </table:table-cell>
          <table:table-cell table:style-name="ce102" office:value-type="float" office:value="4.5" calcext:value-type="float">
            <text:p>4.50</text:p>
          </table:table-cell>
          <table:table-cell table:style-name="ce124" office:value-type="string" calcext:value-type="string">
            <text:p>F</text:p>
          </table:table-cell>
          <table:table-cell table:number-columns-repeated="4"/>
          <table:table-cell table:style-name="ce25"/>
        </table:table-row>
        <table:table-row table:style-name="ro2">
          <table:table-cell/>
          <table:table-cell table:style-name="ce9" office:value-type="string" calcext:value-type="string">
            <text:p>GWASpoly</text:p>
          </table:table-cell>
          <table:table-cell table:style-name="ce9" office:value-type="string" calcext:value-type="string">
            <text:p>additive</text:p>
          </table:table-cell>
          <table:table-cell table:style-name="ce34" office:value-type="float" office:value="0.961" calcext:value-type="float">
            <text:p>0.96</text:p>
          </table:table-cell>
          <table:table-cell table:style-name="ce57" office:value-type="string" calcext:value-type="string">
            <text:p>c1_16351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8761" calcext:value-type="float">
            <text:p>48761</text:p>
          </table:table-cell>
          <table:table-cell table:style-name="ce81" office:value-type="float" office:value="0.001622" calcext:value-type="float">
            <text:p>0.001622</text:p>
          </table:table-cell>
          <table:table-cell table:style-name="ce104" office:value-type="float" office:value="2.79" calcext:value-type="float">
            <text:p>2.79</text:p>
          </table:table-cell>
          <table:table-cell table:style-name="ce104" office:value-type="float" office:value="4.5" calcext:value-type="float">
            <text:p>4.50</text:p>
          </table:table-cell>
          <table:table-cell table:style-name="ce126" office:value-type="string" calcext:value-type="string">
            <text:p>F</text:p>
          </table:table-cell>
          <table:table-cell table:number-columns-repeated="4"/>
          <table:table-cell table:style-name="ce25"/>
        </table:table-row>
        <table:table-row table:style-name="ro2">
          <table:table-cell/>
          <table:table-cell table:style-name="ce10" office:value-type="string" calcext:value-type="string">
            <text:p>PLINK</text:p>
          </table:table-cell>
          <table:table-cell table:style-name="ce10" office:value-type="string" calcext:value-type="string">
            <text:p>additive</text:p>
          </table:table-cell>
          <table:table-cell table:style-name="ce35" office:value-type="float" office:value="1.188" calcext:value-type="float">
            <text:p>1.19</text:p>
          </table:table-cell>
          <table:table-cell table:style-name="ce58" office:value-type="string" calcext:value-type="string">
            <text:p>c1_1600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7539" calcext:value-type="float">
            <text:p>47539</text:p>
          </table:table-cell>
          <table:table-cell table:style-name="ce82" office:value-type="float" office:value="0.000047" calcext:value-type="float">
            <text:p>0.000047</text:p>
          </table:table-cell>
          <table:table-cell table:style-name="ce105" office:value-type="float" office:value="4.3312" calcext:value-type="float">
            <text:p>4.33</text:p>
          </table:table-cell>
          <table:table-cell table:style-name="ce105" office:value-type="float" office:value="4.5512" calcext:value-type="float">
            <text:p>4.55</text:p>
          </table:table-cell>
          <table:table-cell table:style-name="ce127" office:value-type="string" calcext:value-type="string">
            <text:p>F</text:p>
          </table:table-cell>
          <table:table-cell table:number-columns-repeated="4"/>
          <table:table-cell table:style-name="ce25"/>
        </table:table-row>
        <table:table-row table:style-name="ro2">
          <table:table-cell/>
          <table:table-cell table:style-name="ce11" office:value-type="string" calcext:value-type="string">
            <text:p>PLINK</text:p>
          </table:table-cell>
          <table:table-cell table:style-name="ce11" office:value-type="string" calcext:value-type="string">
            <text:p>additive</text:p>
          </table:table-cell>
          <table:table-cell table:style-name="ce36" office:value-type="float" office:value="1.188" calcext:value-type="float">
            <text:p>1.19</text:p>
          </table:table-cell>
          <table:table-cell table:style-name="ce59" office:value-type="string" calcext:value-type="string">
            <text:p>c2_45606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48218" calcext:value-type="float">
            <text:p>48218</text:p>
          </table:table-cell>
          <table:table-cell table:style-name="ce83" office:value-type="float" office:value="0.000688" calcext:value-type="float">
            <text:p>0.000688</text:p>
          </table:table-cell>
          <table:table-cell table:style-name="ce106" office:value-type="float" office:value="3.1625" calcext:value-type="float">
            <text:p>3.16</text:p>
          </table:table-cell>
          <table:table-cell table:style-name="ce106" office:value-type="float" office:value="4.5512" calcext:value-type="float">
            <text:p>4.55</text:p>
          </table:table-cell>
          <table:table-cell table:style-name="ce128" office:value-type="string" calcext:value-type="string">
            <text:p>F</text:p>
          </table:table-cell>
          <table:table-cell table:number-columns-repeated="4"/>
          <table:table-cell table:style-name="ce25"/>
        </table:table-row>
        <table:table-row table:style-name="ro2">
          <table:table-cell/>
          <table:table-cell table:style-name="ce12" office:value-type="string" calcext:value-type="string">
            <text:p>PLINK</text:p>
          </table:table-cell>
          <table:table-cell table:style-name="ce12" office:value-type="string" calcext:value-type="string">
            <text:p>additive</text:p>
          </table:table-cell>
          <table:table-cell table:style-name="ce37" office:value-type="float" office:value="1.188" calcext:value-type="float">
            <text:p>1.19</text:p>
          </table:table-cell>
          <table:table-cell table:style-name="ce60" office:value-type="string" calcext:value-type="string">
            <text:p>c2_45611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48203" calcext:value-type="float">
            <text:p>48203</text:p>
          </table:table-cell>
          <table:table-cell table:style-name="ce84" office:value-type="float" office:value="0.000786" calcext:value-type="float">
            <text:p>0.000786</text:p>
          </table:table-cell>
          <table:table-cell table:style-name="ce107" office:value-type="float" office:value="3.1044" calcext:value-type="float">
            <text:p>3.10</text:p>
          </table:table-cell>
          <table:table-cell table:style-name="ce107" office:value-type="float" office:value="4.5512" calcext:value-type="float">
            <text:p>4.55</text:p>
          </table:table-cell>
          <table:table-cell table:style-name="ce129" office:value-type="string" calcext:value-type="string">
            <text:p>F</text:p>
          </table:table-cell>
          <table:table-cell table:number-columns-repeated="4"/>
          <table:table-cell table:style-name="ce25"/>
        </table:table-row>
        <table:table-row table:style-name="ro1">
          <table:table-cell/>
          <table:table-cell table:style-name="ce13" office:value-type="string" calcext:value-type="string">
            <text:p>PLINK</text:p>
          </table:table-cell>
          <table:table-cell table:style-name="ce13" office:value-type="string" calcext:value-type="string">
            <text:p>additive</text:p>
          </table:table-cell>
          <table:table-cell table:style-name="ce38" office:value-type="float" office:value="1.188" calcext:value-type="float">
            <text:p>1.19</text:p>
          </table:table-cell>
          <table:table-cell table:style-name="ce61" office:value-type="string" calcext:value-type="string">
            <text:p>c2_1719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70472" calcext:value-type="float">
            <text:p>70472</text:p>
          </table:table-cell>
          <table:table-cell table:style-name="ce85" office:value-type="float" office:value="0.001123" calcext:value-type="float">
            <text:p>0.001123</text:p>
          </table:table-cell>
          <table:table-cell table:style-name="ce108" office:value-type="float" office:value="2.9496" calcext:value-type="float">
            <text:p>2.95</text:p>
          </table:table-cell>
          <table:table-cell table:style-name="ce108" office:value-type="float" office:value="4.5512" calcext:value-type="float">
            <text:p>4.55</text:p>
          </table:table-cell>
          <table:table-cell table:style-name="ce130" office:value-type="string" calcext:value-type="string">
            <text:p>F</text:p>
          </table:table-cell>
          <table:table-cell table:number-columns-repeated="4"/>
          <table:table-cell table:style-name="ce25"/>
        </table:table-row>
        <table:table-row table:style-name="ro1">
          <table:table-cell/>
          <table:table-cell table:style-name="ce13" office:value-type="string" calcext:value-type="string">
            <text:p>PLINK</text:p>
          </table:table-cell>
          <table:table-cell table:style-name="ce13" office:value-type="string" calcext:value-type="string">
            <text:p>additive</text:p>
          </table:table-cell>
          <table:table-cell table:style-name="ce38" office:value-type="float" office:value="1.188" calcext:value-type="float">
            <text:p>1.19</text:p>
          </table:table-cell>
          <table:table-cell table:style-name="ce61" office:value-type="string" calcext:value-type="string">
            <text:p>c2_39509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50174" calcext:value-type="float">
            <text:p>50174</text:p>
          </table:table-cell>
          <table:table-cell table:style-name="ce85" office:value-type="float" office:value="0.00144" calcext:value-type="float">
            <text:p>0.001440</text:p>
          </table:table-cell>
          <table:table-cell table:style-name="ce108" office:value-type="float" office:value="2.8416" calcext:value-type="float">
            <text:p>2.84</text:p>
          </table:table-cell>
          <table:table-cell table:style-name="ce108" office:value-type="float" office:value="4.5512" calcext:value-type="float">
            <text:p>4.55</text:p>
          </table:table-cell>
          <table:table-cell table:style-name="ce130" office:value-type="string" calcext:value-type="string">
            <text:p>F</text:p>
          </table:table-cell>
          <table:table-cell table:number-columns-repeated="4"/>
          <table:table-cell table:style-name="ce25"/>
        </table:table-row>
        <table:table-row table:style-name="ro1">
          <table:table-cell/>
          <table:table-cell table:style-name="ce13" office:value-type="string" calcext:value-type="string">
            <text:p>PLINK</text:p>
          </table:table-cell>
          <table:table-cell table:style-name="ce13" office:value-type="string" calcext:value-type="string">
            <text:p>additive</text:p>
          </table:table-cell>
          <table:table-cell table:style-name="ce38" office:value-type="float" office:value="1.188" calcext:value-type="float">
            <text:p>1.19</text:p>
          </table:table-cell>
          <table:table-cell table:style-name="ce61" office:value-type="string" calcext:value-type="string">
            <text:p>c1_13530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48149" calcext:value-type="float">
            <text:p>48149</text:p>
          </table:table-cell>
          <table:table-cell table:style-name="ce85" office:value-type="float" office:value="0.001443" calcext:value-type="float">
            <text:p>0.001443</text:p>
          </table:table-cell>
          <table:table-cell table:style-name="ce108" office:value-type="float" office:value="2.8407" calcext:value-type="float">
            <text:p>2.84</text:p>
          </table:table-cell>
          <table:table-cell table:style-name="ce108" office:value-type="float" office:value="4.5512" calcext:value-type="float">
            <text:p>4.55</text:p>
          </table:table-cell>
          <table:table-cell table:style-name="ce130" office:value-type="string" calcext:value-type="string">
            <text:p>F</text:p>
          </table:table-cell>
          <table:table-cell table:number-columns-repeated="4"/>
          <table:table-cell table:style-name="ce25"/>
        </table:table-row>
        <table:table-row table:style-name="ro1">
          <table:table-cell/>
          <table:table-cell table:style-name="ce13" office:value-type="string" calcext:value-type="string">
            <text:p>PLINK</text:p>
          </table:table-cell>
          <table:table-cell table:style-name="ce13" office:value-type="string" calcext:value-type="string">
            <text:p>additive</text:p>
          </table:table-cell>
          <table:table-cell table:style-name="ce38" office:value-type="float" office:value="1.188" calcext:value-type="float">
            <text:p>1.19</text:p>
          </table:table-cell>
          <table:table-cell table:style-name="ce61" office:value-type="string" calcext:value-type="string">
            <text:p>c2_924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57953" calcext:value-type="float">
            <text:p>57953</text:p>
          </table:table-cell>
          <table:table-cell table:style-name="ce85" office:value-type="float" office:value="0.002455" calcext:value-type="float">
            <text:p>0.002455</text:p>
          </table:table-cell>
          <table:table-cell table:style-name="ce108" office:value-type="float" office:value="2.6099" calcext:value-type="float">
            <text:p>2.61</text:p>
          </table:table-cell>
          <table:table-cell table:style-name="ce108" office:value-type="float" office:value="4.5512" calcext:value-type="float">
            <text:p>4.55</text:p>
          </table:table-cell>
          <table:table-cell table:style-name="ce130" office:value-type="string" calcext:value-type="string">
            <text:p>F</text:p>
          </table:table-cell>
          <table:table-cell table:number-columns-repeated="4"/>
          <table:table-cell table:style-name="ce25"/>
        </table:table-row>
        <table:table-row table:style-name="ro1">
          <table:table-cell/>
          <table:table-cell table:style-name="ce14" office:value-type="string" calcext:value-type="string">
            <text:p>PLINK</text:p>
          </table:table-cell>
          <table:table-cell table:style-name="ce14" office:value-type="string" calcext:value-type="string">
            <text:p>additive</text:p>
          </table:table-cell>
          <table:table-cell table:style-name="ce39" office:value-type="float" office:value="1.188" calcext:value-type="float">
            <text:p>1.19</text:p>
          </table:table-cell>
          <table:table-cell table:style-name="ce62" office:value-type="string" calcext:value-type="string">
            <text:p>c2_1212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71450" calcext:value-type="float">
            <text:p>71450</text:p>
          </table:table-cell>
          <table:table-cell table:style-name="ce86" office:value-type="float" office:value="0.002593" calcext:value-type="float">
            <text:p>0.002593</text:p>
          </table:table-cell>
          <table:table-cell table:style-name="ce109" office:value-type="float" office:value="2.5862" calcext:value-type="float">
            <text:p>2.59</text:p>
          </table:table-cell>
          <table:table-cell table:style-name="ce109" office:value-type="float" office:value="4.5512" calcext:value-type="float">
            <text:p>4.55</text:p>
          </table:table-cell>
          <table:table-cell table:style-name="ce131" office:value-type="string" calcext:value-type="string">
            <text:p>F</text:p>
          </table:table-cell>
          <table:table-cell table:number-columns-repeated="4"/>
          <table:table-cell table:style-name="ce25"/>
        </table:table-row>
        <table:table-row table:style-name="ro1">
          <table:table-cell/>
          <table:table-cell table:style-name="ce14" office:value-type="string" calcext:value-type="string">
            <text:p>PLINK</text:p>
          </table:table-cell>
          <table:table-cell table:style-name="ce14" office:value-type="string" calcext:value-type="string">
            <text:p>additive</text:p>
          </table:table-cell>
          <table:table-cell table:style-name="ce39" office:value-type="float" office:value="1.188" calcext:value-type="float">
            <text:p>1.19</text:p>
          </table:table-cell>
          <table:table-cell table:style-name="ce62" office:value-type="string" calcext:value-type="string">
            <text:p>c2_5774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50345" calcext:value-type="float">
            <text:p>50345</text:p>
          </table:table-cell>
          <table:table-cell table:style-name="ce86" office:value-type="float" office:value="0.004336" calcext:value-type="float">
            <text:p>0.004336</text:p>
          </table:table-cell>
          <table:table-cell table:style-name="ce109" office:value-type="float" office:value="2.3629" calcext:value-type="float">
            <text:p>2.36</text:p>
          </table:table-cell>
          <table:table-cell table:style-name="ce109" office:value-type="float" office:value="4.5512" calcext:value-type="float">
            <text:p>4.55</text:p>
          </table:table-cell>
          <table:table-cell table:style-name="ce131" office:value-type="string" calcext:value-type="string">
            <text:p>F</text:p>
          </table:table-cell>
          <table:table-cell table:number-columns-repeated="4"/>
          <table:table-cell table:style-name="ce25"/>
        </table:table-row>
        <table:table-row table:style-name="ro2">
          <table:table-cell/>
          <table:table-cell table:style-name="ce15" office:value-type="string" calcext:value-type="string">
            <text:p>SHEsis</text:p>
          </table:table-cell>
          <table:table-cell table:style-name="ce15" office:value-type="string" calcext:value-type="string">
            <text:p>general</text:p>
          </table:table-cell>
          <table:table-cell table:style-name="ce40" office:value-type="float" office:value="1.473" calcext:value-type="float">
            <text:p>1.47</text:p>
          </table:table-cell>
          <table:table-cell table:style-name="ce63" office:value-type="string" calcext:value-type="string">
            <text:p>c1_8019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48863" calcext:value-type="float">
            <text:p>48863</text:p>
          </table:table-cell>
          <table:table-cell table:style-name="ce87" office:value-type="float" office:value="0" calcext:value-type="float">
            <text:p>0.000000</text:p>
          </table:table-cell>
          <table:table-cell table:style-name="ce110" office:value-type="float" office:value="7.6421" calcext:value-type="float">
            <text:p>7.64</text:p>
          </table:table-cell>
          <table:table-cell table:style-name="ce110" office:value-type="float" office:value="4.5512" calcext:value-type="float">
            <text:p>4.55</text:p>
          </table:table-cell>
          <table:table-cell table:style-name="ce132" office:value-type="string" calcext:value-type="string">
            <text:p>T</text:p>
          </table:table-cell>
          <table:table-cell table:number-columns-repeated="4"/>
          <table:table-cell table:style-name="ce25"/>
        </table:table-row>
        <table:table-row table:style-name="ro1">
          <table:table-cell/>
          <table:table-cell table:style-name="ce14" office:value-type="string" calcext:value-type="string">
            <text:p>SHEsis</text:p>
          </table:table-cell>
          <table:table-cell table:style-name="ce14" office:value-type="string" calcext:value-type="string">
            <text:p>general</text:p>
          </table:table-cell>
          <table:table-cell table:style-name="ce39" office:value-type="float" office:value="1.473" calcext:value-type="float">
            <text:p>1.47</text:p>
          </table:table-cell>
          <table:table-cell table:style-name="ce62" office:value-type="string" calcext:value-type="string">
            <text:p>c1_13526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48020" calcext:value-type="float">
            <text:p>48020</text:p>
          </table:table-cell>
          <table:table-cell table:style-name="ce86" office:value-type="float" office:value="0" calcext:value-type="float">
            <text:p>0.000000</text:p>
          </table:table-cell>
          <table:table-cell table:style-name="ce109" office:value-type="float" office:value="6.9393" calcext:value-type="float">
            <text:p>6.94</text:p>
          </table:table-cell>
          <table:table-cell table:style-name="ce109" office:value-type="float" office:value="4.5512" calcext:value-type="float">
            <text:p>4.55</text:p>
          </table:table-cell>
          <table:table-cell table:style-name="ce131" office:value-type="string" calcext:value-type="string">
            <text:p>T</text:p>
          </table:table-cell>
          <table:table-cell table:number-columns-repeated="4"/>
          <table:table-cell table:style-name="ce25"/>
        </table:table-row>
        <table:table-row table:style-name="ro2">
          <table:table-cell/>
          <table:table-cell table:style-name="ce16" office:value-type="string" calcext:value-type="string">
            <text:p>SHEsis</text:p>
          </table:table-cell>
          <table:table-cell table:style-name="ce16" office:value-type="string" calcext:value-type="string">
            <text:p>general</text:p>
          </table:table-cell>
          <table:table-cell table:style-name="ce41" office:value-type="float" office:value="1.473" calcext:value-type="float">
            <text:p>1.47</text:p>
          </table:table-cell>
          <table:table-cell table:style-name="ce64" office:value-type="string" calcext:value-type="string">
            <text:p>c2_25471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48808" calcext:value-type="float">
            <text:p>48808</text:p>
          </table:table-cell>
          <table:table-cell table:style-name="ce88" office:value-type="float" office:value="0" calcext:value-type="float">
            <text:p>0.000000</text:p>
          </table:table-cell>
          <table:table-cell table:style-name="ce111" office:value-type="float" office:value="6.9393" calcext:value-type="float">
            <text:p>6.94</text:p>
          </table:table-cell>
          <table:table-cell table:style-name="ce111" office:value-type="float" office:value="4.5512" calcext:value-type="float">
            <text:p>4.55</text:p>
          </table:table-cell>
          <table:table-cell table:style-name="ce133" office:value-type="string" calcext:value-type="string">
            <text:p>T</text:p>
          </table:table-cell>
          <table:table-cell table:number-columns-repeated="4"/>
          <table:table-cell table:style-name="ce25"/>
        </table:table-row>
        <table:table-row table:style-name="ro1">
          <table:table-cell/>
          <table:table-cell table:style-name="ce14" office:value-type="string" calcext:value-type="string">
            <text:p>SHEsis</text:p>
          </table:table-cell>
          <table:table-cell table:style-name="ce14" office:value-type="string" calcext:value-type="string">
            <text:p>general</text:p>
          </table:table-cell>
          <table:table-cell table:style-name="ce39" office:value-type="float" office:value="1.473" calcext:value-type="float">
            <text:p>1.47</text:p>
          </table:table-cell>
          <table:table-cell table:style-name="ce62" office:value-type="string" calcext:value-type="string">
            <text:p>c2_5338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70371" calcext:value-type="float">
            <text:p>70371</text:p>
          </table:table-cell>
          <table:table-cell table:style-name="ce86" office:value-type="float" office:value="0" calcext:value-type="float">
            <text:p>0.000000</text:p>
          </table:table-cell>
          <table:table-cell table:style-name="ce109" office:value-type="float" office:value="6.4647" calcext:value-type="float">
            <text:p>6.46</text:p>
          </table:table-cell>
          <table:table-cell table:style-name="ce109" office:value-type="float" office:value="4.5512" calcext:value-type="float">
            <text:p>4.55</text:p>
          </table:table-cell>
          <table:table-cell table:style-name="ce131" office:value-type="string" calcext:value-type="string">
            <text:p>T</text:p>
          </table:table-cell>
          <table:table-cell table:number-columns-repeated="4"/>
          <table:table-cell table:style-name="ce25"/>
        </table:table-row>
        <table:table-row table:style-name="ro2">
          <table:table-cell/>
          <table:table-cell table:style-name="ce17" office:value-type="string" calcext:value-type="string">
            <text:p>SHEsis</text:p>
          </table:table-cell>
          <table:table-cell table:style-name="ce17" office:value-type="string" calcext:value-type="string">
            <text:p>general</text:p>
          </table:table-cell>
          <table:table-cell table:style-name="ce42" office:value-type="float" office:value="1.473" calcext:value-type="float">
            <text:p>1.47</text:p>
          </table:table-cell>
          <table:table-cell table:style-name="ce65" office:value-type="string" calcext:value-type="string">
            <text:p>c1_16351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48761" calcext:value-type="float">
            <text:p>48761</text:p>
          </table:table-cell>
          <table:table-cell table:style-name="ce89" office:value-type="float" office:value="0.000004" calcext:value-type="float">
            <text:p>0.000004</text:p>
          </table:table-cell>
          <table:table-cell table:style-name="ce112" office:value-type="float" office:value="5.4547" calcext:value-type="float">
            <text:p>5.45</text:p>
          </table:table-cell>
          <table:table-cell table:style-name="ce112" office:value-type="float" office:value="4.5512" calcext:value-type="float">
            <text:p>4.55</text:p>
          </table:table-cell>
          <table:table-cell table:style-name="ce134" office:value-type="string" calcext:value-type="string">
            <text:p>T</text:p>
          </table:table-cell>
          <table:table-cell table:number-columns-repeated="4"/>
          <table:table-cell table:style-name="ce25"/>
        </table:table-row>
        <table:table-row table:style-name="ro2">
          <table:table-cell/>
          <table:table-cell table:style-name="ce18" office:value-type="string" calcext:value-type="string">
            <text:p>SHEsis</text:p>
          </table:table-cell>
          <table:table-cell table:style-name="ce18" office:value-type="string" calcext:value-type="string">
            <text:p>general</text:p>
          </table:table-cell>
          <table:table-cell table:style-name="ce43" office:value-type="float" office:value="1.473" calcext:value-type="float">
            <text:p>1.47</text:p>
          </table:table-cell>
          <table:table-cell table:style-name="ce66" office:value-type="string" calcext:value-type="string">
            <text:p>c2_45606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48218" calcext:value-type="float">
            <text:p>48218</text:p>
          </table:table-cell>
          <table:table-cell table:style-name="ce90" office:value-type="float" office:value="0.000004" calcext:value-type="float">
            <text:p>0.000004</text:p>
          </table:table-cell>
          <table:table-cell table:style-name="ce113" office:value-type="float" office:value="5.383" calcext:value-type="float">
            <text:p>5.38</text:p>
          </table:table-cell>
          <table:table-cell table:style-name="ce113" office:value-type="float" office:value="4.5512" calcext:value-type="float">
            <text:p>4.55</text:p>
          </table:table-cell>
          <table:table-cell table:style-name="ce135" office:value-type="string" calcext:value-type="string">
            <text:p>T</text:p>
          </table:table-cell>
          <table:table-cell table:number-columns-repeated="4"/>
          <table:table-cell table:style-name="ce25"/>
        </table:table-row>
        <table:table-row table:style-name="ro2">
          <table:table-cell/>
          <table:table-cell table:style-name="ce19" office:value-type="string" calcext:value-type="string">
            <text:p>SHEsis</text:p>
          </table:table-cell>
          <table:table-cell table:style-name="ce19" office:value-type="string" calcext:value-type="string">
            <text:p>general</text:p>
          </table:table-cell>
          <table:table-cell table:style-name="ce44" office:value-type="float" office:value="1.473" calcext:value-type="float">
            <text:p>1.47</text:p>
          </table:table-cell>
          <table:table-cell table:style-name="ce67" office:value-type="string" calcext:value-type="string">
            <text:p>c2_45611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48203" calcext:value-type="float">
            <text:p>48203</text:p>
          </table:table-cell>
          <table:table-cell table:style-name="ce91" office:value-type="float" office:value="0.00001" calcext:value-type="float">
            <text:p>0.000010</text:p>
          </table:table-cell>
          <table:table-cell table:style-name="ce114" office:value-type="float" office:value="4.9788" calcext:value-type="float">
            <text:p>4.98</text:p>
          </table:table-cell>
          <table:table-cell table:style-name="ce114" office:value-type="float" office:value="4.5512" calcext:value-type="float">
            <text:p>4.55</text:p>
          </table:table-cell>
          <table:table-cell table:style-name="ce136" office:value-type="string" calcext:value-type="string">
            <text:p>T</text:p>
          </table:table-cell>
          <table:table-cell table:number-columns-repeated="4"/>
          <table:table-cell table:style-name="ce25"/>
        </table:table-row>
        <table:table-row table:style-name="ro2">
          <table:table-cell/>
          <table:table-cell table:style-name="ce20" office:value-type="string" calcext:value-type="string">
            <text:p>SHEsis</text:p>
          </table:table-cell>
          <table:table-cell table:style-name="ce20" office:value-type="string" calcext:value-type="string">
            <text:p>general</text:p>
          </table:table-cell>
          <table:table-cell table:style-name="ce45" office:value-type="float" office:value="1.473" calcext:value-type="float">
            <text:p>1.47</text:p>
          </table:table-cell>
          <table:table-cell table:style-name="ce68" office:value-type="string" calcext:value-type="string">
            <text:p>c1_8021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8862" calcext:value-type="float">
            <text:p>48862</text:p>
          </table:table-cell>
          <table:table-cell table:style-name="ce92" office:value-type="float" office:value="0.000012" calcext:value-type="float">
            <text:p>0.000012</text:p>
          </table:table-cell>
          <table:table-cell table:style-name="ce115" office:value-type="float" office:value="4.9318" calcext:value-type="float">
            <text:p>4.93</text:p>
          </table:table-cell>
          <table:table-cell table:style-name="ce115" office:value-type="float" office:value="4.5512" calcext:value-type="float">
            <text:p>4.55</text:p>
          </table:table-cell>
          <table:table-cell table:style-name="ce137" office:value-type="string" calcext:value-type="string">
            <text:p>T</text:p>
          </table:table-cell>
          <table:table-cell table:number-columns-repeated="4"/>
          <table:table-cell table:style-name="ce25"/>
        </table:table-row>
        <table:table-row table:style-name="ro1">
          <table:table-cell/>
          <table:table-cell table:style-name="ce21" office:value-type="string" calcext:value-type="string">
            <text:p>SHEsis</text:p>
          </table:table-cell>
          <table:table-cell table:style-name="ce21" office:value-type="string" calcext:value-type="string">
            <text:p>general</text:p>
          </table:table-cell>
          <table:table-cell table:style-name="ce46" office:value-type="float" office:value="1.473" calcext:value-type="float">
            <text:p>1.47</text:p>
          </table:table-cell>
          <table:table-cell table:style-name="ce69" office:value-type="string" calcext:value-type="string">
            <text:p>c2_5481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46270" calcext:value-type="float">
            <text:p>46270</text:p>
          </table:table-cell>
          <table:table-cell table:style-name="ce93" office:value-type="float" office:value="0.000014" calcext:value-type="float">
            <text:p>0.000014</text:p>
          </table:table-cell>
          <table:table-cell table:style-name="ce116" office:value-type="float" office:value="4.8633" calcext:value-type="float">
            <text:p>4.86</text:p>
          </table:table-cell>
          <table:table-cell table:style-name="ce116" office:value-type="float" office:value="4.5512" calcext:value-type="float">
            <text:p>4.55</text:p>
          </table:table-cell>
          <table:table-cell table:style-name="ce137" office:value-type="string" calcext:value-type="string">
            <text:p>T</text:p>
          </table:table-cell>
          <table:table-cell table:number-columns-repeated="4"/>
          <table:table-cell table:style-name="ce25"/>
        </table:table-row>
        <table:table-row table:style-name="ro1">
          <table:table-cell/>
          <table:table-cell table:style-name="ce21" office:value-type="string" calcext:value-type="string">
            <text:p>TASSEL</text:p>
          </table:table-cell>
          <table:table-cell table:style-name="ce21" office:value-type="string" calcext:value-type="string">
            <text:p>additive</text:p>
          </table:table-cell>
          <table:table-cell table:style-name="ce46" office:value-type="float" office:value="0.857" calcext:value-type="float">
            <text:p>0.86</text:p>
          </table:table-cell>
          <table:table-cell table:style-name="ce69" office:value-type="string" calcext:value-type="string">
            <text:p>c2_16999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54838" calcext:value-type="float">
            <text:p>54838</text:p>
          </table:table-cell>
          <table:table-cell table:style-name="ce93" office:value-type="float" office:value="0.000247" calcext:value-type="float">
            <text:p>0.000247</text:p>
          </table:table-cell>
          <table:table-cell table:style-name="ce116" office:value-type="float" office:value="3.6076" calcext:value-type="float">
            <text:p>3.61</text:p>
          </table:table-cell>
          <table:table-cell table:style-name="ce116" office:value-type="float" office:value="3.8943" calcext:value-type="float">
            <text:p>3.89</text:p>
          </table:table-cell>
          <table:table-cell table:style-name="ce137" office:value-type="string" calcext:value-type="string">
            <text:p>F</text:p>
          </table:table-cell>
          <table:table-cell table:number-columns-repeated="4"/>
          <table:table-cell table:style-name="ce25"/>
        </table:table-row>
        <table:table-row table:style-name="ro1">
          <table:table-cell/>
          <table:table-cell table:style-name="ce21" office:value-type="string" calcext:value-type="string">
            <text:p>TASSEL</text:p>
          </table:table-cell>
          <table:table-cell table:style-name="ce21" office:value-type="string" calcext:value-type="string">
            <text:p>additive</text:p>
          </table:table-cell>
          <table:table-cell table:style-name="ce46" office:value-type="float" office:value="0.857" calcext:value-type="float">
            <text:p>0.86</text:p>
          </table:table-cell>
          <table:table-cell table:style-name="ce69" office:value-type="string" calcext:value-type="string">
            <text:p>c2_16998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54838" calcext:value-type="float">
            <text:p>54838</text:p>
          </table:table-cell>
          <table:table-cell table:style-name="ce93" office:value-type="float" office:value="0.000329" calcext:value-type="float">
            <text:p>0.000329</text:p>
          </table:table-cell>
          <table:table-cell table:style-name="ce116" office:value-type="float" office:value="3.483" calcext:value-type="float">
            <text:p>3.48</text:p>
          </table:table-cell>
          <table:table-cell table:style-name="ce116" office:value-type="float" office:value="3.8943" calcext:value-type="float">
            <text:p>3.89</text:p>
          </table:table-cell>
          <table:table-cell table:style-name="ce137" office:value-type="string" calcext:value-type="string">
            <text:p>F</text:p>
          </table:table-cell>
          <table:table-cell table:number-columns-repeated="4"/>
          <table:table-cell table:style-name="ce25"/>
        </table:table-row>
        <table:table-row table:style-name="ro1">
          <table:table-cell/>
          <table:table-cell table:style-name="ce21" office:value-type="string" calcext:value-type="string">
            <text:p>TASSEL</text:p>
          </table:table-cell>
          <table:table-cell table:style-name="ce21" office:value-type="string" calcext:value-type="string">
            <text:p>additive</text:p>
          </table:table-cell>
          <table:table-cell table:style-name="ce46" office:value-type="float" office:value="0.857" calcext:value-type="float">
            <text:p>0.86</text:p>
          </table:table-cell>
          <table:table-cell table:style-name="ce69" office:value-type="string" calcext:value-type="string">
            <text:p>c2_12125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71450" calcext:value-type="float">
            <text:p>71450</text:p>
          </table:table-cell>
          <table:table-cell table:style-name="ce93" office:value-type="float" office:value="0.003287" calcext:value-type="float">
            <text:p>0.003287</text:p>
          </table:table-cell>
          <table:table-cell table:style-name="ce116" office:value-type="float" office:value="2.4832" calcext:value-type="float">
            <text:p>2.48</text:p>
          </table:table-cell>
          <table:table-cell table:style-name="ce116" office:value-type="float" office:value="3.8943" calcext:value-type="float">
            <text:p>3.89</text:p>
          </table:table-cell>
          <table:table-cell table:style-name="ce137" office:value-type="string" calcext:value-type="string">
            <text:p>F</text:p>
          </table:table-cell>
          <table:table-cell table:number-columns-repeated="4"/>
          <table:table-cell table:style-name="ce25"/>
        </table:table-row>
        <table:table-row table:style-name="ro1">
          <table:table-cell/>
          <table:table-cell table:style-name="ce21" office:value-type="string" calcext:value-type="string">
            <text:p>TASSEL</text:p>
          </table:table-cell>
          <table:table-cell table:style-name="ce21" office:value-type="string" calcext:value-type="string">
            <text:p>additive</text:p>
          </table:table-cell>
          <table:table-cell table:style-name="ce46" office:value-type="float" office:value="0.857" calcext:value-type="float">
            <text:p>0.86</text:p>
          </table:table-cell>
          <table:table-cell table:style-name="ce69" office:value-type="string" calcext:value-type="string">
            <text:p>c1_16001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47539" calcext:value-type="float">
            <text:p>47539</text:p>
          </table:table-cell>
          <table:table-cell table:style-name="ce93" office:value-type="float" office:value="0.006105" calcext:value-type="float">
            <text:p>0.006105</text:p>
          </table:table-cell>
          <table:table-cell table:style-name="ce116" office:value-type="float" office:value="2.2143" calcext:value-type="float">
            <text:p>2.21</text:p>
          </table:table-cell>
          <table:table-cell table:style-name="ce116" office:value-type="float" office:value="3.8943" calcext:value-type="float">
            <text:p>3.89</text:p>
          </table:table-cell>
          <table:table-cell table:style-name="ce137" office:value-type="string" calcext:value-type="string">
            <text:p>F</text:p>
          </table:table-cell>
          <table:table-cell table:number-columns-repeated="4"/>
          <table:table-cell table:style-name="ce25"/>
        </table:table-row>
        <table:table-row table:style-name="ro1">
          <table:table-cell/>
          <table:table-cell table:style-name="ce21" office:value-type="string" calcext:value-type="string">
            <text:p>TASSEL</text:p>
          </table:table-cell>
          <table:table-cell table:style-name="ce21" office:value-type="string" calcext:value-type="string">
            <text:p>additive</text:p>
          </table:table-cell>
          <table:table-cell table:style-name="ce46" office:value-type="float" office:value="0.857" calcext:value-type="float">
            <text:p>0.86</text:p>
          </table:table-cell>
          <table:table-cell table:style-name="ce69" office:value-type="string" calcext:value-type="string">
            <text:p>c2_368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39908" calcext:value-type="float">
            <text:p>39908</text:p>
          </table:table-cell>
          <table:table-cell table:style-name="ce93" office:value-type="float" office:value="0.006701" calcext:value-type="float">
            <text:p>0.006701</text:p>
          </table:table-cell>
          <table:table-cell table:style-name="ce116" office:value-type="float" office:value="2.1738" calcext:value-type="float">
            <text:p>2.17</text:p>
          </table:table-cell>
          <table:table-cell table:style-name="ce116" office:value-type="float" office:value="3.8943" calcext:value-type="float">
            <text:p>3.89</text:p>
          </table:table-cell>
          <table:table-cell table:style-name="ce137" office:value-type="string" calcext:value-type="string">
            <text:p>F</text:p>
          </table:table-cell>
          <table:table-cell table:number-columns-repeated="4"/>
          <table:table-cell table:style-name="ce25"/>
        </table:table-row>
        <table:table-row table:style-name="ro1">
          <table:table-cell/>
          <table:table-cell table:style-name="ce22" office:value-type="string" calcext:value-type="string">
            <text:p>TASSEL</text:p>
          </table:table-cell>
          <table:table-cell table:style-name="ce22" office:value-type="string" calcext:value-type="string">
            <text:p>additive</text:p>
          </table:table-cell>
          <table:table-cell table:style-name="ce47" office:value-type="float" office:value="0.857" calcext:value-type="float">
            <text:p>0.86</text:p>
          </table:table-cell>
          <table:table-cell table:style-name="ce70" office:value-type="string" calcext:value-type="string">
            <text:p>c2_46195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64259" calcext:value-type="float">
            <text:p>64259</text:p>
          </table:table-cell>
          <table:table-cell table:style-name="ce94" office:value-type="float" office:value="0.007116" calcext:value-type="float">
            <text:p>0.007116</text:p>
          </table:table-cell>
          <table:table-cell table:style-name="ce117" office:value-type="float" office:value="2.1478" calcext:value-type="float">
            <text:p>2.15</text:p>
          </table:table-cell>
          <table:table-cell table:style-name="ce117" office:value-type="float" office:value="3.8943" calcext:value-type="float">
            <text:p>3.89</text:p>
          </table:table-cell>
          <table:table-cell table:style-name="ce138" office:value-type="string" calcext:value-type="string">
            <text:p>F</text:p>
          </table:table-cell>
          <table:table-cell table:number-columns-repeated="4"/>
          <table:table-cell table:style-name="ce25"/>
        </table:table-row>
        <table:table-row table:style-name="ro1">
          <table:table-cell/>
          <table:table-cell table:style-name="ce22" office:value-type="string" calcext:value-type="string">
            <text:p>TASSEL</text:p>
          </table:table-cell>
          <table:table-cell table:style-name="ce22" office:value-type="string" calcext:value-type="string">
            <text:p>additive</text:p>
          </table:table-cell>
          <table:table-cell table:style-name="ce47" office:value-type="float" office:value="0.857" calcext:value-type="float">
            <text:p>0.86</text:p>
          </table:table-cell>
          <table:table-cell table:style-name="ce70" office:value-type="string" calcext:value-type="string">
            <text:p>c2_40954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63756" calcext:value-type="float">
            <text:p>63756</text:p>
          </table:table-cell>
          <table:table-cell table:style-name="ce94" office:value-type="float" office:value="0.011097" calcext:value-type="float">
            <text:p>0.011097</text:p>
          </table:table-cell>
          <table:table-cell table:style-name="ce117" office:value-type="float" office:value="1.9548" calcext:value-type="float">
            <text:p>1.95</text:p>
          </table:table-cell>
          <table:table-cell table:style-name="ce117" office:value-type="float" office:value="3.8943" calcext:value-type="float">
            <text:p>3.89</text:p>
          </table:table-cell>
          <table:table-cell table:style-name="ce138" office:value-type="string" calcext:value-type="string">
            <text:p>F</text:p>
          </table:table-cell>
          <table:table-cell table:number-columns-repeated="4"/>
          <table:table-cell table:style-name="ce25"/>
        </table:table-row>
        <table:table-row table:style-name="ro1">
          <table:table-cell/>
          <table:table-cell table:style-name="ce23" office:value-type="string" calcext:value-type="string">
            <text:p>TASSEL</text:p>
          </table:table-cell>
          <table:table-cell table:style-name="ce23" office:value-type="string" calcext:value-type="string">
            <text:p>additive</text:p>
          </table:table-cell>
          <table:table-cell table:style-name="ce48" office:value-type="float" office:value="0.857" calcext:value-type="float">
            <text:p>0.86</text:p>
          </table:table-cell>
          <table:table-cell table:style-name="ce71" office:value-type="string" calcext:value-type="string">
            <text:p>c2_45606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48218" calcext:value-type="float">
            <text:p>48218</text:p>
          </table:table-cell>
          <table:table-cell table:style-name="ce95" office:value-type="float" office:value="0.011369" calcext:value-type="float">
            <text:p>0.011369</text:p>
          </table:table-cell>
          <table:table-cell table:style-name="ce118" office:value-type="float" office:value="1.9443" calcext:value-type="float">
            <text:p>1.94</text:p>
          </table:table-cell>
          <table:table-cell table:style-name="ce118" office:value-type="float" office:value="3.8943" calcext:value-type="float">
            <text:p>3.89</text:p>
          </table:table-cell>
          <table:table-cell table:style-name="ce139" office:value-type="string" calcext:value-type="string">
            <text:p>F</text:p>
          </table:table-cell>
          <table:table-cell table:number-columns-repeated="4"/>
          <table:table-cell table:style-name="ce25"/>
        </table:table-row>
        <table:table-row table:style-name="ro1">
          <table:table-cell/>
          <table:table-cell table:style-name="ce24" office:value-type="string" calcext:value-type="string">
            <text:p>TASSEL</text:p>
          </table:table-cell>
          <table:table-cell table:style-name="ce24" office:value-type="string" calcext:value-type="string">
            <text:p>additive</text:p>
          </table:table-cell>
          <table:table-cell table:style-name="ce49" office:value-type="float" office:value="0.857" calcext:value-type="float">
            <text:p>0.86</text:p>
          </table:table-cell>
          <table:table-cell table:style-name="ce72" office:value-type="string" calcext:value-type="string">
            <text:p>c2_45611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48203" calcext:value-type="float">
            <text:p>48203</text:p>
          </table:table-cell>
          <table:table-cell table:style-name="ce96" office:value-type="float" office:value="0.012091" calcext:value-type="float">
            <text:p>0.012091</text:p>
          </table:table-cell>
          <table:table-cell table:style-name="ce119" office:value-type="float" office:value="1.9175" calcext:value-type="float">
            <text:p>1.92</text:p>
          </table:table-cell>
          <table:table-cell table:style-name="ce119" office:value-type="float" office:value="3.8943" calcext:value-type="float">
            <text:p>3.89</text:p>
          </table:table-cell>
          <table:table-cell table:style-name="ce140" office:value-type="string" calcext:value-type="string">
            <text:p>F</text:p>
          </table:table-cell>
          <table:table-cell table:number-columns-repeated="5"/>
        </table:table-row>
        <table:table-row table:style-name="ro1" table:number-rows-repeated="1048537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'out-multiGWAS-scoresTable-best'.B29:'out-multiGWAS-scoresTable-best'.D38 'out-multiGWAS-scoresTable-best'.B10:'out-multiGWAS-scoresTable-best'.D10 'out-multiGWAS-scoresTable-best'.B24:'out-multiGWAS-scoresTable-best'.D24 'out-multiGWAS-scoresTable-best'.B22:'out-multiGWAS-scoresTable-best'.D22 'out-multiGWAS-scoresTable-best'.B15:'out-multiGWAS-scoresTable-best'.D20 'out-multiGWAS-scoresTable-best'.B7:'out-multiGWAS-scoresTable-best'.D8">
            <calcext:condition calcext:apply-style-name="gray" calcext:value="formula-is(MOD(ROW();2))" calcext:base-cell-address="'out-multiGWAS-scoresTable-best'.B4"/>
          </calcext:conditional-format>
          <calcext:conditional-format calcext:target-range-address="'out-multiGWAS-scoresTable-best'.B29:'out-multiGWAS-scoresTable-best'.D37 'out-multiGWAS-scoresTable-best'.B10:'out-multiGWAS-scoresTable-best'.D10 'out-multiGWAS-scoresTable-best'.B24:'out-multiGWAS-scoresTable-best'.D24 'out-multiGWAS-scoresTable-best'.B22:'out-multiGWAS-scoresTable-best'.D22 'out-multiGWAS-scoresTable-best'.B15:'out-multiGWAS-scoresTable-best'.D20 'out-multiGWAS-scoresTable-best'.B7:'out-multiGWAS-scoresTable-best'.D8">
            <calcext:condition calcext:apply-style-name="gray" calcext:value="formula-is(MOD(ROW();2))" calcext:base-cell-address="'out-multiGWAS-scoresTable-best'.B4"/>
          </calcext:conditional-format>
          <calcext:conditional-format calcext:target-range-address="'out-multiGWAS-scoresTable-best'.B29:'out-multiGWAS-scoresTable-best'.D37 'out-multiGWAS-scoresTable-best'.B10:'out-multiGWAS-scoresTable-best'.D10 'out-multiGWAS-scoresTable-best'.B24:'out-multiGWAS-scoresTable-best'.D24 'out-multiGWAS-scoresTable-best'.B22:'out-multiGWAS-scoresTable-best'.D22 'out-multiGWAS-scoresTable-best'.B15:'out-multiGWAS-scoresTable-best'.D20 'out-multiGWAS-scoresTable-best'.B7:'out-multiGWAS-scoresTable-best'.D8">
            <calcext:condition calcext:apply-style-name="gray" calcext:value="formula-is(MOD(ROW();2))" calcext:base-cell-address="'out-multiGWAS-scoresTable-best'.B4"/>
          </calcext:conditional-format>
          <calcext:conditional-format calcext:target-range-address="'out-multiGWAS-scoresTable-best'.K26:'out-multiGWAS-scoresTable-best'.K38 'out-multiGWAS-scoresTable-best'.E10:'out-multiGWAS-scoresTable-best'.K10 'out-multiGWAS-scoresTable-best'.E24:'out-multiGWAS-scoresTable-best'.K24 'out-multiGWAS-scoresTable-best'.E29:'out-multiGWAS-scoresTable-best'.J38 'out-multiGWAS-scoresTable-best'.E22:'out-multiGWAS-scoresTable-best'.K22 'out-multiGWAS-scoresTable-best'.E15:'out-multiGWAS-scoresTable-best'.K20 'out-multiGWAS-scoresTable-best'.K13:'out-multiGWAS-scoresTable-best'.K13 'out-multiGWAS-scoresTable-best'.E7:'out-multiGWAS-scoresTable-best'.K8">
            <calcext:condition calcext:apply-style-name="gray" calcext:value="formula-is(MOD(ROW();2))" calcext:base-cell-address="'out-multiGWAS-scoresTable-best'.E4"/>
          </calcext:conditional-format>
          <calcext:conditional-format calcext:target-range-address="'out-multiGWAS-scoresTable-best'.K26:'out-multiGWAS-scoresTable-best'.K37 'out-multiGWAS-scoresTable-best'.E10:'out-multiGWAS-scoresTable-best'.K10 'out-multiGWAS-scoresTable-best'.E24:'out-multiGWAS-scoresTable-best'.K24 'out-multiGWAS-scoresTable-best'.E29:'out-multiGWAS-scoresTable-best'.J37 'out-multiGWAS-scoresTable-best'.E22:'out-multiGWAS-scoresTable-best'.K22 'out-multiGWAS-scoresTable-best'.E15:'out-multiGWAS-scoresTable-best'.K20 'out-multiGWAS-scoresTable-best'.K13:'out-multiGWAS-scoresTable-best'.K13 'out-multiGWAS-scoresTable-best'.E7:'out-multiGWAS-scoresTable-best'.K8">
            <calcext:condition calcext:apply-style-name="gray" calcext:value="formula-is(MOD(ROW();2))" calcext:base-cell-address="'out-multiGWAS-scoresTable-best'.E4"/>
          </calcext:conditional-format>
          <calcext:conditional-format calcext:target-range-address="'out-multiGWAS-scoresTable-best'.K26:'out-multiGWAS-scoresTable-best'.K37 'out-multiGWAS-scoresTable-best'.E10:'out-multiGWAS-scoresTable-best'.K10 'out-multiGWAS-scoresTable-best'.E24:'out-multiGWAS-scoresTable-best'.K24 'out-multiGWAS-scoresTable-best'.E29:'out-multiGWAS-scoresTable-best'.J37 'out-multiGWAS-scoresTable-best'.E22:'out-multiGWAS-scoresTable-best'.K22 'out-multiGWAS-scoresTable-best'.E15:'out-multiGWAS-scoresTable-best'.K20 'out-multiGWAS-scoresTable-best'.K13:'out-multiGWAS-scoresTable-best'.K13 'out-multiGWAS-scoresTable-best'.E7:'out-multiGWAS-scoresTable-best'.K8">
            <calcext:condition calcext:apply-style-name="gray" calcext:value="formula-is(MOD(ROW();2))" calcext:base-cell-address="'out-multiGWAS-scoresTable-best'.E4"/>
          </calcext:conditional-format>
          <calcext:conditional-format calcext:target-range-address="'out-multiGWAS-scoresTable-best'.B26:'out-multiGWAS-scoresTable-best'.D28">
            <calcext:condition calcext:apply-style-name="gray" calcext:value="formula-is(MOD(ROW();2))" calcext:base-cell-address="'out-multiGWAS-scoresTable-best'.B26"/>
          </calcext:conditional-format>
          <calcext:conditional-format calcext:target-range-address="'out-multiGWAS-scoresTable-best'.B26:'out-multiGWAS-scoresTable-best'.D28">
            <calcext:condition calcext:apply-style-name="gray" calcext:value="formula-is(MOD(ROW();2))" calcext:base-cell-address="'out-multiGWAS-scoresTable-best'.B26"/>
          </calcext:conditional-format>
          <calcext:conditional-format calcext:target-range-address="'out-multiGWAS-scoresTable-best'.B26:'out-multiGWAS-scoresTable-best'.D28">
            <calcext:condition calcext:apply-style-name="gray" calcext:value="formula-is(MOD(ROW();2))" calcext:base-cell-address="'out-multiGWAS-scoresTable-best'.B26"/>
          </calcext:conditional-format>
          <calcext:conditional-format calcext:target-range-address="'out-multiGWAS-scoresTable-best'.E26:'out-multiGWAS-scoresTable-best'.J28">
            <calcext:condition calcext:apply-style-name="gray" calcext:value="formula-is(MOD(ROW();2))" calcext:base-cell-address="'out-multiGWAS-scoresTable-best'.E26"/>
          </calcext:conditional-format>
          <calcext:conditional-format calcext:target-range-address="'out-multiGWAS-scoresTable-best'.E26:'out-multiGWAS-scoresTable-best'.J28">
            <calcext:condition calcext:apply-style-name="gray" calcext:value="formula-is(MOD(ROW();2))" calcext:base-cell-address="'out-multiGWAS-scoresTable-best'.E26"/>
          </calcext:conditional-format>
          <calcext:conditional-format calcext:target-range-address="'out-multiGWAS-scoresTable-best'.E26:'out-multiGWAS-scoresTable-best'.J28">
            <calcext:condition calcext:apply-style-name="gray" calcext:value="formula-is(MOD(ROW();2))" calcext:base-cell-address="'out-multiGWAS-scoresTable-best'.E26"/>
          </calcext:conditional-format>
          <calcext:conditional-format calcext:target-range-address="'out-multiGWAS-scoresTable-best'.B25:'out-multiGWAS-scoresTable-best'.D25">
            <calcext:condition calcext:apply-style-name="gray" calcext:value="formula-is(MOD(ROW();2))" calcext:base-cell-address="'out-multiGWAS-scoresTable-best'.B25"/>
          </calcext:conditional-format>
          <calcext:conditional-format calcext:target-range-address="'out-multiGWAS-scoresTable-best'.B25:'out-multiGWAS-scoresTable-best'.D25">
            <calcext:condition calcext:apply-style-name="gray" calcext:value="formula-is(MOD(ROW();2))" calcext:base-cell-address="'out-multiGWAS-scoresTable-best'.B25"/>
          </calcext:conditional-format>
          <calcext:conditional-format calcext:target-range-address="'out-multiGWAS-scoresTable-best'.B25:'out-multiGWAS-scoresTable-best'.D25">
            <calcext:condition calcext:apply-style-name="gray" calcext:value="formula-is(MOD(ROW();2))" calcext:base-cell-address="'out-multiGWAS-scoresTable-best'.B25"/>
          </calcext:conditional-format>
          <calcext:conditional-format calcext:target-range-address="'out-multiGWAS-scoresTable-best'.E25:'out-multiGWAS-scoresTable-best'.K25">
            <calcext:condition calcext:apply-style-name="gray" calcext:value="formula-is(MOD(ROW();2))" calcext:base-cell-address="'out-multiGWAS-scoresTable-best'.E25"/>
          </calcext:conditional-format>
          <calcext:conditional-format calcext:target-range-address="'out-multiGWAS-scoresTable-best'.E25:'out-multiGWAS-scoresTable-best'.K25">
            <calcext:condition calcext:apply-style-name="gray" calcext:value="formula-is(MOD(ROW();2))" calcext:base-cell-address="'out-multiGWAS-scoresTable-best'.E25"/>
          </calcext:conditional-format>
          <calcext:conditional-format calcext:target-range-address="'out-multiGWAS-scoresTable-best'.E25:'out-multiGWAS-scoresTable-best'.K25">
            <calcext:condition calcext:apply-style-name="gray" calcext:value="formula-is(MOD(ROW();2))" calcext:base-cell-address="'out-multiGWAS-scoresTable-best'.E25"/>
          </calcext:conditional-format>
          <calcext:conditional-format calcext:target-range-address="'out-multiGWAS-scoresTable-best'.B23:'out-multiGWAS-scoresTable-best'.D23">
            <calcext:condition calcext:apply-style-name="gray" calcext:value="formula-is(MOD(ROW();2))" calcext:base-cell-address="'out-multiGWAS-scoresTable-best'.B23"/>
          </calcext:conditional-format>
          <calcext:conditional-format calcext:target-range-address="'out-multiGWAS-scoresTable-best'.B23:'out-multiGWAS-scoresTable-best'.D23">
            <calcext:condition calcext:apply-style-name="gray" calcext:value="formula-is(MOD(ROW();2))" calcext:base-cell-address="'out-multiGWAS-scoresTable-best'.B23"/>
          </calcext:conditional-format>
          <calcext:conditional-format calcext:target-range-address="'out-multiGWAS-scoresTable-best'.B23:'out-multiGWAS-scoresTable-best'.D23">
            <calcext:condition calcext:apply-style-name="gray" calcext:value="formula-is(MOD(ROW();2))" calcext:base-cell-address="'out-multiGWAS-scoresTable-best'.B23"/>
          </calcext:conditional-format>
          <calcext:conditional-format calcext:target-range-address="'out-multiGWAS-scoresTable-best'.E23:'out-multiGWAS-scoresTable-best'.K23">
            <calcext:condition calcext:apply-style-name="gray" calcext:value="formula-is(MOD(ROW();2))" calcext:base-cell-address="'out-multiGWAS-scoresTable-best'.E23"/>
          </calcext:conditional-format>
          <calcext:conditional-format calcext:target-range-address="'out-multiGWAS-scoresTable-best'.E23:'out-multiGWAS-scoresTable-best'.K23">
            <calcext:condition calcext:apply-style-name="gray" calcext:value="formula-is(MOD(ROW();2))" calcext:base-cell-address="'out-multiGWAS-scoresTable-best'.E23"/>
          </calcext:conditional-format>
          <calcext:conditional-format calcext:target-range-address="'out-multiGWAS-scoresTable-best'.E23:'out-multiGWAS-scoresTable-best'.K23">
            <calcext:condition calcext:apply-style-name="gray" calcext:value="formula-is(MOD(ROW();2))" calcext:base-cell-address="'out-multiGWAS-scoresTable-best'.E23"/>
          </calcext:conditional-format>
          <calcext:conditional-format calcext:target-range-address="'out-multiGWAS-scoresTable-best'.B21:'out-multiGWAS-scoresTable-best'.D21">
            <calcext:condition calcext:apply-style-name="gray" calcext:value="formula-is(MOD(ROW();2))" calcext:base-cell-address="'out-multiGWAS-scoresTable-best'.B21"/>
          </calcext:conditional-format>
          <calcext:conditional-format calcext:target-range-address="'out-multiGWAS-scoresTable-best'.B21:'out-multiGWAS-scoresTable-best'.D21">
            <calcext:condition calcext:apply-style-name="gray" calcext:value="formula-is(MOD(ROW();2))" calcext:base-cell-address="'out-multiGWAS-scoresTable-best'.B21"/>
          </calcext:conditional-format>
          <calcext:conditional-format calcext:target-range-address="'out-multiGWAS-scoresTable-best'.B21:'out-multiGWAS-scoresTable-best'.D21">
            <calcext:condition calcext:apply-style-name="gray" calcext:value="formula-is(MOD(ROW();2))" calcext:base-cell-address="'out-multiGWAS-scoresTable-best'.B21"/>
          </calcext:conditional-format>
          <calcext:conditional-format calcext:target-range-address="'out-multiGWAS-scoresTable-best'.E21:'out-multiGWAS-scoresTable-best'.K21">
            <calcext:condition calcext:apply-style-name="gray" calcext:value="formula-is(MOD(ROW();2))" calcext:base-cell-address="'out-multiGWAS-scoresTable-best'.E21"/>
          </calcext:conditional-format>
          <calcext:conditional-format calcext:target-range-address="'out-multiGWAS-scoresTable-best'.E21:'out-multiGWAS-scoresTable-best'.K21">
            <calcext:condition calcext:apply-style-name="gray" calcext:value="formula-is(MOD(ROW();2))" calcext:base-cell-address="'out-multiGWAS-scoresTable-best'.E21"/>
          </calcext:conditional-format>
          <calcext:conditional-format calcext:target-range-address="'out-multiGWAS-scoresTable-best'.E21:'out-multiGWAS-scoresTable-best'.K21">
            <calcext:condition calcext:apply-style-name="gray" calcext:value="formula-is(MOD(ROW();2))" calcext:base-cell-address="'out-multiGWAS-scoresTable-best'.E21"/>
          </calcext:conditional-format>
          <calcext:conditional-format calcext:target-range-address="'out-multiGWAS-scoresTable-best'.B14:'out-multiGWAS-scoresTable-best'.D14">
            <calcext:condition calcext:apply-style-name="gray" calcext:value="formula-is(MOD(ROW();2))" calcext:base-cell-address="'out-multiGWAS-scoresTable-best'.B14"/>
          </calcext:conditional-format>
          <calcext:conditional-format calcext:target-range-address="'out-multiGWAS-scoresTable-best'.B14:'out-multiGWAS-scoresTable-best'.D14">
            <calcext:condition calcext:apply-style-name="gray" calcext:value="formula-is(MOD(ROW();2))" calcext:base-cell-address="'out-multiGWAS-scoresTable-best'.B14"/>
          </calcext:conditional-format>
          <calcext:conditional-format calcext:target-range-address="'out-multiGWAS-scoresTable-best'.B14:'out-multiGWAS-scoresTable-best'.D14">
            <calcext:condition calcext:apply-style-name="gray" calcext:value="formula-is(MOD(ROW();2))" calcext:base-cell-address="'out-multiGWAS-scoresTable-best'.B14"/>
          </calcext:conditional-format>
          <calcext:conditional-format calcext:target-range-address="'out-multiGWAS-scoresTable-best'.E14:'out-multiGWAS-scoresTable-best'.K14">
            <calcext:condition calcext:apply-style-name="gray" calcext:value="formula-is(MOD(ROW();2))" calcext:base-cell-address="'out-multiGWAS-scoresTable-best'.E14"/>
          </calcext:conditional-format>
          <calcext:conditional-format calcext:target-range-address="'out-multiGWAS-scoresTable-best'.E14:'out-multiGWAS-scoresTable-best'.K14">
            <calcext:condition calcext:apply-style-name="gray" calcext:value="formula-is(MOD(ROW();2))" calcext:base-cell-address="'out-multiGWAS-scoresTable-best'.E14"/>
          </calcext:conditional-format>
          <calcext:conditional-format calcext:target-range-address="'out-multiGWAS-scoresTable-best'.E14:'out-multiGWAS-scoresTable-best'.K14">
            <calcext:condition calcext:apply-style-name="gray" calcext:value="formula-is(MOD(ROW();2))" calcext:base-cell-address="'out-multiGWAS-scoresTable-best'.E14"/>
          </calcext:conditional-format>
          <calcext:conditional-format calcext:target-range-address="'out-multiGWAS-scoresTable-best'.B11:'out-multiGWAS-scoresTable-best'.D11">
            <calcext:condition calcext:apply-style-name="gray" calcext:value="formula-is(MOD(ROW();2))" calcext:base-cell-address="'out-multiGWAS-scoresTable-best'.B11"/>
          </calcext:conditional-format>
          <calcext:conditional-format calcext:target-range-address="'out-multiGWAS-scoresTable-best'.B11:'out-multiGWAS-scoresTable-best'.D11">
            <calcext:condition calcext:apply-style-name="gray" calcext:value="formula-is(MOD(ROW();2))" calcext:base-cell-address="'out-multiGWAS-scoresTable-best'.B11"/>
          </calcext:conditional-format>
          <calcext:conditional-format calcext:target-range-address="'out-multiGWAS-scoresTable-best'.B11:'out-multiGWAS-scoresTable-best'.D11">
            <calcext:condition calcext:apply-style-name="gray" calcext:value="formula-is(MOD(ROW();2))" calcext:base-cell-address="'out-multiGWAS-scoresTable-best'.B11"/>
          </calcext:conditional-format>
          <calcext:conditional-format calcext:target-range-address="'out-multiGWAS-scoresTable-best'.E11:'out-multiGWAS-scoresTable-best'.K11">
            <calcext:condition calcext:apply-style-name="gray" calcext:value="formula-is(MOD(ROW();2))" calcext:base-cell-address="'out-multiGWAS-scoresTable-best'.E11"/>
          </calcext:conditional-format>
          <calcext:conditional-format calcext:target-range-address="'out-multiGWAS-scoresTable-best'.E11:'out-multiGWAS-scoresTable-best'.K11">
            <calcext:condition calcext:apply-style-name="gray" calcext:value="formula-is(MOD(ROW();2))" calcext:base-cell-address="'out-multiGWAS-scoresTable-best'.E11"/>
          </calcext:conditional-format>
          <calcext:conditional-format calcext:target-range-address="'out-multiGWAS-scoresTable-best'.E11:'out-multiGWAS-scoresTable-best'.K11">
            <calcext:condition calcext:apply-style-name="gray" calcext:value="formula-is(MOD(ROW();2))" calcext:base-cell-address="'out-multiGWAS-scoresTable-best'.E11"/>
          </calcext:conditional-format>
          <calcext:conditional-format calcext:target-range-address="'out-multiGWAS-scoresTable-best'.B9:'out-multiGWAS-scoresTable-best'.D9">
            <calcext:condition calcext:apply-style-name="gray" calcext:value="formula-is(MOD(ROW();2))" calcext:base-cell-address="'out-multiGWAS-scoresTable-best'.B9"/>
          </calcext:conditional-format>
          <calcext:conditional-format calcext:target-range-address="'out-multiGWAS-scoresTable-best'.B9:'out-multiGWAS-scoresTable-best'.D9">
            <calcext:condition calcext:apply-style-name="gray" calcext:value="formula-is(MOD(ROW();2))" calcext:base-cell-address="'out-multiGWAS-scoresTable-best'.B9"/>
          </calcext:conditional-format>
          <calcext:conditional-format calcext:target-range-address="'out-multiGWAS-scoresTable-best'.B9:'out-multiGWAS-scoresTable-best'.D9">
            <calcext:condition calcext:apply-style-name="gray" calcext:value="formula-is(MOD(ROW();2))" calcext:base-cell-address="'out-multiGWAS-scoresTable-best'.B9"/>
          </calcext:conditional-format>
          <calcext:conditional-format calcext:target-range-address="'out-multiGWAS-scoresTable-best'.E9:'out-multiGWAS-scoresTable-best'.K9">
            <calcext:condition calcext:apply-style-name="gray" calcext:value="formula-is(MOD(ROW();2))" calcext:base-cell-address="'out-multiGWAS-scoresTable-best'.E9"/>
          </calcext:conditional-format>
          <calcext:conditional-format calcext:target-range-address="'out-multiGWAS-scoresTable-best'.E9:'out-multiGWAS-scoresTable-best'.K9">
            <calcext:condition calcext:apply-style-name="gray" calcext:value="formula-is(MOD(ROW();2))" calcext:base-cell-address="'out-multiGWAS-scoresTable-best'.E9"/>
          </calcext:conditional-format>
          <calcext:conditional-format calcext:target-range-address="'out-multiGWAS-scoresTable-best'.E9:'out-multiGWAS-scoresTable-best'.K9">
            <calcext:condition calcext:apply-style-name="gray" calcext:value="formula-is(MOD(ROW();2))" calcext:base-cell-address="'out-multiGWAS-scoresTable-best'.E9"/>
          </calcext:conditional-format>
          <calcext:conditional-format calcext:target-range-address="'out-multiGWAS-scoresTable-best'.B6:'out-multiGWAS-scoresTable-best'.D6">
            <calcext:condition calcext:apply-style-name="gray" calcext:value="formula-is(MOD(ROW();2))" calcext:base-cell-address="'out-multiGWAS-scoresTable-best'.B6"/>
          </calcext:conditional-format>
          <calcext:conditional-format calcext:target-range-address="'out-multiGWAS-scoresTable-best'.B6:'out-multiGWAS-scoresTable-best'.D6">
            <calcext:condition calcext:apply-style-name="gray" calcext:value="formula-is(MOD(ROW();2))" calcext:base-cell-address="'out-multiGWAS-scoresTable-best'.B6"/>
          </calcext:conditional-format>
          <calcext:conditional-format calcext:target-range-address="'out-multiGWAS-scoresTable-best'.B6:'out-multiGWAS-scoresTable-best'.D6">
            <calcext:condition calcext:apply-style-name="gray" calcext:value="formula-is(MOD(ROW();2))" calcext:base-cell-address="'out-multiGWAS-scoresTable-best'.B6"/>
          </calcext:conditional-format>
          <calcext:conditional-format calcext:target-range-address="'out-multiGWAS-scoresTable-best'.E6:'out-multiGWAS-scoresTable-best'.K6">
            <calcext:condition calcext:apply-style-name="gray" calcext:value="formula-is(MOD(ROW();2))" calcext:base-cell-address="'out-multiGWAS-scoresTable-best'.E6"/>
          </calcext:conditional-format>
          <calcext:conditional-format calcext:target-range-address="'out-multiGWAS-scoresTable-best'.E6:'out-multiGWAS-scoresTable-best'.K6">
            <calcext:condition calcext:apply-style-name="gray" calcext:value="formula-is(MOD(ROW();2))" calcext:base-cell-address="'out-multiGWAS-scoresTable-best'.E6"/>
          </calcext:conditional-format>
          <calcext:conditional-format calcext:target-range-address="'out-multiGWAS-scoresTable-best'.E6:'out-multiGWAS-scoresTable-best'.K6">
            <calcext:condition calcext:apply-style-name="gray" calcext:value="formula-is(MOD(ROW();2))" calcext:base-cell-address="'out-multiGWAS-scoresTable-best'.E6"/>
          </calcext:conditional-format>
          <calcext:conditional-format calcext:target-range-address="'out-multiGWAS-scoresTable-best'.B5:'out-multiGWAS-scoresTable-best'.D5">
            <calcext:condition calcext:apply-style-name="gray" calcext:value="formula-is(MOD(ROW();2))" calcext:base-cell-address="'out-multiGWAS-scoresTable-best'.B5"/>
          </calcext:conditional-format>
          <calcext:conditional-format calcext:target-range-address="'out-multiGWAS-scoresTable-best'.B5:'out-multiGWAS-scoresTable-best'.D5">
            <calcext:condition calcext:apply-style-name="gray" calcext:value="formula-is(MOD(ROW();2))" calcext:base-cell-address="'out-multiGWAS-scoresTable-best'.B5"/>
          </calcext:conditional-format>
          <calcext:conditional-format calcext:target-range-address="'out-multiGWAS-scoresTable-best'.B5:'out-multiGWAS-scoresTable-best'.D5">
            <calcext:condition calcext:apply-style-name="gray" calcext:value="formula-is(MOD(ROW();2))" calcext:base-cell-address="'out-multiGWAS-scoresTable-best'.B5"/>
          </calcext:conditional-format>
          <calcext:conditional-format calcext:target-range-address="'out-multiGWAS-scoresTable-best'.E5:'out-multiGWAS-scoresTable-best'.K5">
            <calcext:condition calcext:apply-style-name="gray" calcext:value="formula-is(MOD(ROW();2))" calcext:base-cell-address="'out-multiGWAS-scoresTable-best'.E5"/>
          </calcext:conditional-format>
          <calcext:conditional-format calcext:target-range-address="'out-multiGWAS-scoresTable-best'.E5:'out-multiGWAS-scoresTable-best'.K5">
            <calcext:condition calcext:apply-style-name="gray" calcext:value="formula-is(MOD(ROW();2))" calcext:base-cell-address="'out-multiGWAS-scoresTable-best'.E5"/>
          </calcext:conditional-format>
          <calcext:conditional-format calcext:target-range-address="'out-multiGWAS-scoresTable-best'.E5:'out-multiGWAS-scoresTable-best'.K5">
            <calcext:condition calcext:apply-style-name="gray" calcext:value="formula-is(MOD(ROW();2))" calcext:base-cell-address="'out-multiGWAS-scoresTable-best'.E5"/>
          </calcext:conditional-format>
          <calcext:conditional-format calcext:target-range-address="'out-multiGWAS-scoresTable-best'.B4:'out-multiGWAS-scoresTable-best'.D4">
            <calcext:condition calcext:apply-style-name="gray" calcext:value="formula-is(MOD(ROW();2))" calcext:base-cell-address="'out-multiGWAS-scoresTable-best'.B4"/>
          </calcext:conditional-format>
          <calcext:conditional-format calcext:target-range-address="'out-multiGWAS-scoresTable-best'.B4:'out-multiGWAS-scoresTable-best'.D4">
            <calcext:condition calcext:apply-style-name="gray" calcext:value="formula-is(MOD(ROW();2))" calcext:base-cell-address="'out-multiGWAS-scoresTable-best'.B4"/>
          </calcext:conditional-format>
          <calcext:conditional-format calcext:target-range-address="'out-multiGWAS-scoresTable-best'.B4:'out-multiGWAS-scoresTable-best'.D4">
            <calcext:condition calcext:apply-style-name="gray" calcext:value="formula-is(MOD(ROW();2))" calcext:base-cell-address="'out-multiGWAS-scoresTable-best'.B4"/>
          </calcext:conditional-format>
          <calcext:conditional-format calcext:target-range-address="'out-multiGWAS-scoresTable-best'.E4:'out-multiGWAS-scoresTable-best'.K4">
            <calcext:condition calcext:apply-style-name="gray" calcext:value="formula-is(MOD(ROW();2))" calcext:base-cell-address="'out-multiGWAS-scoresTable-best'.E4"/>
          </calcext:conditional-format>
          <calcext:conditional-format calcext:target-range-address="'out-multiGWAS-scoresTable-best'.E4:'out-multiGWAS-scoresTable-best'.K4">
            <calcext:condition calcext:apply-style-name="gray" calcext:value="formula-is(MOD(ROW();2))" calcext:base-cell-address="'out-multiGWAS-scoresTable-best'.E4"/>
          </calcext:conditional-format>
          <calcext:conditional-format calcext:target-range-address="'out-multiGWAS-scoresTable-best'.E4:'out-multiGWAS-scoresTable-best'.K4">
            <calcext:condition calcext:apply-style-name="gray" calcext:value="formula-is(MOD(ROW();2))" calcext:base-cell-address="'out-multiGWAS-scoresTable-best'.E4"/>
          </calcext:conditional-format>
          <calcext:conditional-format calcext:target-range-address="'out-multiGWAS-scoresTable-best'.B3:'out-multiGWAS-scoresTable-best'.D3">
            <calcext:condition calcext:apply-style-name="gray" calcext:value="formula-is(MOD(ROW();2))" calcext:base-cell-address="'out-multiGWAS-scoresTable-best'.B3"/>
          </calcext:conditional-format>
          <calcext:conditional-format calcext:target-range-address="'out-multiGWAS-scoresTable-best'.E3:'out-multiGWAS-scoresTable-best'.K3">
            <calcext:condition calcext:apply-style-name="gray" calcext:value="formula-is(MOD(ROW();2))" calcext:base-cell-address="'out-multiGWAS-scoresTable-best'.E3"/>
          </calcext:conditional-format>
          <calcext:conditional-format calcext:target-range-address="'out-multiGWAS-scoresTable-best'.B13:'out-multiGWAS-scoresTable-best'.D13">
            <calcext:condition calcext:apply-style-name="gray" calcext:value="formula-is(MOD(ROW();2))" calcext:base-cell-address="'out-multiGWAS-scoresTable-best'.B13"/>
          </calcext:conditional-format>
          <calcext:conditional-format calcext:target-range-address="'out-multiGWAS-scoresTable-best'.B13:'out-multiGWAS-scoresTable-best'.D13">
            <calcext:condition calcext:apply-style-name="gray" calcext:value="formula-is(MOD(ROW();2))" calcext:base-cell-address="'out-multiGWAS-scoresTable-best'.B13"/>
          </calcext:conditional-format>
          <calcext:conditional-format calcext:target-range-address="'out-multiGWAS-scoresTable-best'.B13:'out-multiGWAS-scoresTable-best'.D13">
            <calcext:condition calcext:apply-style-name="gray" calcext:value="formula-is(MOD(ROW();2))" calcext:base-cell-address="'out-multiGWAS-scoresTable-best'.B13"/>
          </calcext:conditional-format>
          <calcext:conditional-format calcext:target-range-address="'out-multiGWAS-scoresTable-best'.E13:'out-multiGWAS-scoresTable-best'.J13">
            <calcext:condition calcext:apply-style-name="gray" calcext:value="formula-is(MOD(ROW();2))" calcext:base-cell-address="'out-multiGWAS-scoresTable-best'.E13"/>
          </calcext:conditional-format>
          <calcext:conditional-format calcext:target-range-address="'out-multiGWAS-scoresTable-best'.E13:'out-multiGWAS-scoresTable-best'.J13">
            <calcext:condition calcext:apply-style-name="gray" calcext:value="formula-is(MOD(ROW();2))" calcext:base-cell-address="'out-multiGWAS-scoresTable-best'.E13"/>
          </calcext:conditional-format>
          <calcext:conditional-format calcext:target-range-address="'out-multiGWAS-scoresTable-best'.E13:'out-multiGWAS-scoresTable-best'.J13">
            <calcext:condition calcext:apply-style-name="gray" calcext:value="formula-is(MOD(ROW();2))" calcext:base-cell-address="'out-multiGWAS-scoresTable-best'.E13"/>
          </calcext:conditional-format>
          <calcext:conditional-format calcext:target-range-address="'out-multiGWAS-scoresTable-best'.B12:'out-multiGWAS-scoresTable-best'.D12">
            <calcext:condition calcext:apply-style-name="gray" calcext:value="formula-is(MOD(ROW();2))" calcext:base-cell-address="'out-multiGWAS-scoresTable-best'.B12"/>
          </calcext:conditional-format>
          <calcext:conditional-format calcext:target-range-address="'out-multiGWAS-scoresTable-best'.B12:'out-multiGWAS-scoresTable-best'.D12">
            <calcext:condition calcext:apply-style-name="gray" calcext:value="formula-is(MOD(ROW();2))" calcext:base-cell-address="'out-multiGWAS-scoresTable-best'.B12"/>
          </calcext:conditional-format>
          <calcext:conditional-format calcext:target-range-address="'out-multiGWAS-scoresTable-best'.B12:'out-multiGWAS-scoresTable-best'.D12">
            <calcext:condition calcext:apply-style-name="gray" calcext:value="formula-is(MOD(ROW();2))" calcext:base-cell-address="'out-multiGWAS-scoresTable-best'.B12"/>
          </calcext:conditional-format>
          <calcext:conditional-format calcext:target-range-address="'out-multiGWAS-scoresTable-best'.E12:'out-multiGWAS-scoresTable-best'.K12">
            <calcext:condition calcext:apply-style-name="gray" calcext:value="formula-is(MOD(ROW();2))" calcext:base-cell-address="'out-multiGWAS-scoresTable-best'.E12"/>
          </calcext:conditional-format>
          <calcext:conditional-format calcext:target-range-address="'out-multiGWAS-scoresTable-best'.E12:'out-multiGWAS-scoresTable-best'.K12">
            <calcext:condition calcext:apply-style-name="gray" calcext:value="formula-is(MOD(ROW();2))" calcext:base-cell-address="'out-multiGWAS-scoresTable-best'.E12"/>
          </calcext:conditional-format>
          <calcext:conditional-format calcext:target-range-address="'out-multiGWAS-scoresTable-best'.E12:'out-multiGWAS-scoresTable-best'.K12">
            <calcext:condition calcext:apply-style-name="gray" calcext:value="formula-is(MOD(ROW();2))" calcext:base-cell-address="'out-multiGWAS-scoresTable-best'.E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ay" style:family="table-cell" style:parent-style-name="Default">
      <style:table-cell-properties style:text-align-source="fix" style:repeat-content="false"/>
      <style:paragraph-properties fo:text-align="center" fo:margin-left="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7T16:42:37.142931024</dc:date>
    <meta:editing-duration>PT2M34S</meta:editing-duration>
    <meta:editing-cycles>1</meta:editing-cycles>
    <meta:document-statistic meta:table-count="1" meta:cell-count="370" meta:object-count="0"/>
    <meta:generator>LibreOffice/6.0.7.3$Linux_X86_64 LibreOffice_project/00m0$Build-3</meta:generator>
  </office:meta>
</office:document-meta>
</file>